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E994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#FFE994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ackground-color="#FFA6A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A6A6"/>
    </style:style>
    <style:style style:name="ce6" style:family="table-cell" style:parent-style-name="Default" style:data-style-name="N0">
      <style:table-cell-properties fo:background-color="#FFA6A6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4C7DC"/>
    </style:style>
    <style:style style:name="ce9" style:family="table-cell" style:parent-style-name="Default" style:data-style-name="N0">
      <style:table-cell-properties style:vertical-align="middle" fo:background-color="#B4C7DC"/>
    </style:style>
    <style:style style:name="ce10" style:family="table-cell" style:parent-style-name="Default" style:data-style-name="N0">
      <style:table-cell-properties fo:background-color="#B4C7DC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ackground-color="#FFB66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B66C"/>
    </style:style>
    <style:style style:name="ce13" style:family="table-cell" style:parent-style-name="Default" style:data-style-name="N0">
      <style:table-cell-properties fo:background-color="#FFB66C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ackground-color="#E0C2C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0C2CD"/>
    </style:style>
    <style:style style:name="ce16" style:family="table-cell" style:parent-style-name="Default" style:data-style-name="N0">
      <style:table-cell-properties fo:background-color="#E0C2CD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ackground-color="#E8F2A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E8F2A1"/>
    </style:style>
    <style:style style:name="ce21" style:family="table-cell" style:parent-style-name="Default" style:data-style-name="N0">
      <style:table-cell-properties fo:background-color="#E8F2A1"/>
      <style:text-properties fo:font-style="italic" style:font-style-asian="italic" style:font-style-complex="italic"/>
    </style:style>
    <style:style style:name="ce22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B4C7DC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ackground-color="#FFA6A6"/>
      <style:text-properties fo:font-style="italic" style:font-style-asian="italic" style:font-style-complex="italic"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ext-properties fo:font-size="20pt" style:font-size-asian="20pt" style:font-size-complex="20pt"/>
    </style:style>
    <style:style style:name="ce29" style:family="table-cell" style:parent-style-name="Default" style:data-style-name="N0"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05694444444444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26319444444444cm"/>
    </style:style>
    <style:style style:name="co4" style:family="table-column">
      <style:table-column-properties fo:break-before="auto" style:column-width="2.18722222222222cm"/>
    </style:style>
    <style:style style:name="co5" style:family="table-column">
      <style:table-column-properties fo:break-before="auto" style:column-width="2.89277777777778cm"/>
    </style:style>
    <style:style style:name="co6" style:family="table-column">
      <style:table-column-properties fo:break-before="auto" style:column-width="2.71638888888889cm"/>
    </style:style>
    <style:style style:name="co7" style:family="table-column">
      <style:table-column-properties fo:break-before="auto" style:column-width="3.15736111111111cm"/>
    </style:style>
    <style:style style:name="co8" style:family="table-column">
      <style:table-column-properties fo:break-before="auto" style:column-width="2.25777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8"/>
        <table:table-column table:style-name="co6" table:default-cell-style-name="ce1"/>
        <table:table-column table:style-name="co7" table:default-cell-style-name="ce18"/>
        <table:table-column table:style-name="co8" table:default-cell-style-name="ce1"/>
        <table:table-column table:style-name="co6" table:default-cell-style-name="ce18"/>
        <table:table-column table:style-name="co8" table:default-cell-style-name="ce1"/>
        <table:table-column table:style-name="co8" table:default-cell-style-name="ce18"/>
        <table:table-column table:style-name="co8" table:number-columns-repeated="16373" table:default-cell-style-name="ce1"/>
        <table:table-row table:style-name="ro1">
          <table:table-cell table:style-name="ce1"/>
          <table:table-cell office:value-type="string" table:style-name="ce2">
            <text:p>Precisión en Train</text:p>
          </table:table-cell>
          <table:table-cell office:value-type="string" table:style-name="ce2">
            <text:p>Precisión en Test</text:p>
          </table:table-cell>
          <table:table-cell office:value-type="string" table:style-name="ce2">
            <text:p>Acc media</text:p>
          </table:table-cell>
          <table:table-cell office:value-type="string" table:style-name="ce3">
            <text:p>Acc Estandar</text:p>
          </table:table-cell>
          <table:table-cell office:value-type="string" table:style-name="ce2">
            <text:p>Precision media</text:p>
          </table:table-cell>
          <table:table-cell office:value-type="string" table:style-name="ce3">
            <text:p>Precision Estandar</text:p>
          </table:table-cell>
          <table:table-cell office:value-type="string" table:style-name="ce2">
            <text:p>Recall media</text:p>
          </table:table-cell>
          <table:table-cell office:value-type="string" table:style-name="ce3">
            <text:p>Recall Estandar</text:p>
          </table:table-cell>
          <table:table-cell office:value-type="string" table:style-name="ce2">
            <text:p>F1 media</text:p>
          </table:table-cell>
          <table:table-cell office:value-type="string" table:style-name="ce3">
            <text:p>F1 Estandar</text:p>
          </table:table-cell>
          <table:table-cell office:value-type="string" table:style-name="ce1">
            <text:p>Acc BL1</text:p>
          </table:table-cell>
          <table:table-cell office:value-type="string" table:style-name="ce1">
            <text:p>Acc BL2</text:p>
          </table:table-cell>
          <table:table-cell office:value-type="string" table:style-name="ce1">
            <text:p>Acc BL3</text:p>
          </table:table-cell>
          <table:table-cell office:value-type="string" table:style-name="ce1">
            <text:p>Acc BL4</text:p>
          </table:table-cell>
          <table:table-cell office:value-type="string" table:style-name="ce1">
            <text:p>Acc BL5</text:p>
          </table:table-cell>
          <table:table-cell office:value-type="string" table:style-name="ce1">
            <text:p>Acc BL6</text:p>
          </table:table-cell>
          <table:table-cell office:value-type="string" table:style-name="ce1">
            <text:p>Acc BL7</text:p>
          </table:table-cell>
          <table:table-cell office:value-type="string" table:style-name="ce1">
            <text:p>Acc BL8</text:p>
          </table:table-cell>
          <table:table-cell office:value-type="string" table:style-name="ce1">
            <text:p>Acc BL9</text:p>
          </table:table-cell>
          <table:table-cell office:value-type="string" table:style-name="ce1">
            <text:p>Acc BL10</text:p>
          </table:table-cell>
          <table:table-cell office:value-type="string" table:style-name="ce1">
            <text:p>Preccision BL1</text:p>
          </table:table-cell>
          <table:table-cell office:value-type="string" table:style-name="ce1">
            <text:p>Preccision BL2</text:p>
          </table:table-cell>
          <table:table-cell office:value-type="string" table:style-name="ce1">
            <text:p>Preccision BL3</text:p>
          </table:table-cell>
          <table:table-cell office:value-type="string" table:style-name="ce1">
            <text:p>Preccision BL4</text:p>
          </table:table-cell>
          <table:table-cell office:value-type="string" table:style-name="ce1">
            <text:p>Preccision BL5</text:p>
          </table:table-cell>
          <table:table-cell office:value-type="string" table:style-name="ce1">
            <text:p>Preccision BL6</text:p>
          </table:table-cell>
          <table:table-cell office:value-type="string" table:style-name="ce1">
            <text:p>Preccision BL7</text:p>
          </table:table-cell>
          <table:table-cell office:value-type="string" table:style-name="ce1">
            <text:p>Preccision BL8</text:p>
          </table:table-cell>
          <table:table-cell office:value-type="string" table:style-name="ce1">
            <text:p>Preccision BL9</text:p>
          </table:table-cell>
          <table:table-cell office:value-type="string" table:style-name="ce1">
            <text:p>Preccision BL10</text:p>
          </table:table-cell>
          <table:table-cell office:value-type="string" table:style-name="ce1">
            <text:p>Recall BL1</text:p>
          </table:table-cell>
          <table:table-cell office:value-type="string" table:style-name="ce1">
            <text:p>Recall BL2</text:p>
          </table:table-cell>
          <table:table-cell office:value-type="string" table:style-name="ce1">
            <text:p>Recall BL3</text:p>
          </table:table-cell>
          <table:table-cell office:value-type="string" table:style-name="ce1">
            <text:p>Recall BL4</text:p>
          </table:table-cell>
          <table:table-cell office:value-type="string" table:style-name="ce1">
            <text:p>Recall BL5</text:p>
          </table:table-cell>
          <table:table-cell office:value-type="string" table:style-name="ce1">
            <text:p>Recall BL6</text:p>
          </table:table-cell>
          <table:table-cell office:value-type="string" table:style-name="ce1">
            <text:p>Recall BL7</text:p>
          </table:table-cell>
          <table:table-cell office:value-type="string" table:style-name="ce1">
            <text:p>Recall BL8</text:p>
          </table:table-cell>
          <table:table-cell office:value-type="string" table:style-name="ce1">
            <text:p>Recall BL9</text:p>
          </table:table-cell>
          <table:table-cell office:value-type="string" table:style-name="ce1">
            <text:p>Recall BL10</text:p>
          </table:table-cell>
          <table:table-cell office:value-type="string" table:style-name="ce1">
            <text:p>F1 BL1</text:p>
          </table:table-cell>
          <table:table-cell office:value-type="string" table:style-name="ce1">
            <text:p>F1 BL2</text:p>
          </table:table-cell>
          <table:table-cell office:value-type="string" table:style-name="ce1">
            <text:p>F1 BL3</text:p>
          </table:table-cell>
          <table:table-cell office:value-type="string" table:style-name="ce1">
            <text:p>F1 BL4</text:p>
          </table:table-cell>
          <table:table-cell office:value-type="string" table:style-name="ce1">
            <text:p>F1 BL5</text:p>
          </table:table-cell>
          <table:table-cell office:value-type="string" table:style-name="ce1">
            <text:p>F1 BL6</text:p>
          </table:table-cell>
          <table:table-cell office:value-type="string" table:style-name="ce1">
            <text:p>F1 BL7</text:p>
          </table:table-cell>
          <table:table-cell office:value-type="string" table:style-name="ce1">
            <text:p>F1 BL8</text:p>
          </table:table-cell>
          <table:table-cell office:value-type="string" table:style-name="ce1">
            <text:p>F1 BL9</text:p>
          </table:table-cell>
          <table:table-cell office:value-type="string" table:style-name="ce1">
            <text:p>F1 BL10</text:p>
          </table:table-cell>
          <table:table-cell table:number-columns-repeated="16333"/>
        </table:table-row>
        <table:table-row table:style-name="ro1">
          <table:table-cell office:value-type="string" table:style-name="ce4">
            <text:p>Naive Bayes</text:p>
          </table:table-cell>
          <table:table-cell office:value-type="string" table:style-name="ce5">
            <text:p>0.6458333333333334</text:p>
          </table:table-cell>
          <table:table-cell office:value-type="string" table:style-name="ce5">
            <text:p>0.6944444444444444</text:p>
          </table:table-cell>
          <table:table-cell office:value-type="string" table:style-name="ce5">
            <text:p>0.6323</text:p>
          </table:table-cell>
          <table:table-cell office:value-type="string" table:style-name="ce6">
            <text:p>0.1302</text:p>
          </table:table-cell>
          <table:table-cell office:value-type="string" table:style-name="ce5">
            <text:p>0.5263</text:p>
          </table:table-cell>
          <table:table-cell office:value-type="string" table:style-name="ce6">
            <text:p>0.2377</text:p>
          </table:table-cell>
          <table:table-cell office:value-type="string" table:style-name="ce5">
            <text:p>0.3701</text:p>
          </table:table-cell>
          <table:table-cell office:value-type="string" table:style-name="ce6">
            <text:p>0.1487</text:p>
          </table:table-cell>
          <table:table-cell office:value-type="string" table:style-name="ce5">
            <text:p>0.5657</text:p>
          </table:table-cell>
          <table:table-cell office:value-type="string" table:style-name="ce6">
            <text:p>0.1223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37931034</text:p>
          </table:table-cell>
          <table:table-cell office:value-type="string" table:style-name="ce1">
            <text:p>0.82758621</text:p>
          </table:table-cell>
          <table:table-cell office:value-type="string" table:style-name="ce1">
            <text:p>0.44827586</text:p>
          </table:table-cell>
          <table:table-cell office:value-type="string" table:style-name="ce1">
            <text:p>0.55172414</text:p>
          </table:table-cell>
          <table:table-cell office:value-type="string" table:style-name="ce1">
            <text:p>0.75862069</text:p>
          </table:table-cell>
          <table:table-cell office:value-type="string" table:style-name="ce1">
            <text:p>0.65517241</text:p>
          </table:table-cell>
          <table:table-cell office:value-type="string" table:style-name="ce1">
            <text:p>0.65517241</text:p>
          </table:table-cell>
          <table:table-cell office:value-type="string" table:style-name="ce1">
            <text:p>0.64285714</text:p>
          </table:table-cell>
          <table:table-cell office:value-type="string" table:style-name="ce1">
            <text:p>0.71428571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0.8333333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83333333</text:p>
          </table:table-cell>
          <table:table-cell office:value-type="string" table:style-name="ce1">
            <text:p>0.62500000</text:p>
          </table:table-cell>
          <table:table-cell office:value-type="string" table:style-name="ce1">
            <text:p>0.57142857</text:p>
          </table:table-cell>
          <table:table-cell office:value-type="string" table:style-name="ce1">
            <text:p>0.16666667</text:p>
          </table:table-cell>
          <table:table-cell office:value-type="string" table:style-name="ce1">
            <text:p>0.3333333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7142857</text:p>
          </table:table-cell>
          <table:table-cell office:value-type="string" table:style-name="ce1">
            <text:p>0.19047619</text:p>
          </table:table-cell>
          <table:table-cell office:value-type="string" table:style-name="ce1">
            <text:p>0.55555556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29411765</text:p>
          </table:table-cell>
          <table:table-cell office:value-type="string" table:style-name="ce1">
            <text:p>0.55555556</text:p>
          </table:table-cell>
          <table:table-cell office:value-type="string" table:style-name="ce1">
            <text:p>0.36363636</text:p>
          </table:table-cell>
          <table:table-cell office:value-type="string" table:style-name="ce1">
            <text:p>0.16666667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375000</text:p>
          </table:table-cell>
          <table:table-cell office:value-type="string" table:style-name="ce1">
            <text:p>0.62553802</text:p>
          </table:table-cell>
          <table:table-cell office:value-type="string" table:style-name="ce1">
            <text:p>0.37259615</text:p>
          </table:table-cell>
          <table:table-cell office:value-type="string" table:style-name="ce1">
            <text:p>0.7751938</text:p>
          </table:table-cell>
          <table:table-cell office:value-type="string" table:style-name="ce1">
            <text:p>0.38947368</text:p>
          </table:table-cell>
          <table:table-cell office:value-type="string" table:style-name="ce1">
            <text:p>0.53167702</text:p>
          </table:table-cell>
          <table:table-cell office:value-type="string" table:style-name="ce1">
            <text:p>0.70875179</text:p>
          </table:table-cell>
          <table:table-cell office:value-type="string" table:style-name="ce1">
            <text:p>0.59722222</text:p>
          </table:table-cell>
          <table:table-cell office:value-type="string" table:style-name="ce1">
            <text:p>0.47463768</text:p>
          </table:table-cell>
          <table:table-cell office:value-type="string" table:style-name="ce1">
            <text:p>0.5625</text:p>
          </table:table-cell>
          <table:table-cell office:value-type="string" table:style-name="ce1">
            <text:p>0.61904762</text:p>
          </table:table-cell>
          <table:table-cell table:number-columns-repeated="16333"/>
        </table:table-row>
        <table:table-row table:style-name="ro1">
          <table:table-cell office:value-type="string" table:style-name="ce7">
            <text:p>KNN</text:p>
          </table:table-cell>
          <table:table-cell office:value-type="string" table:style-name="ce8">
            <text:p>0.7604166666666666</text:p>
          </table:table-cell>
          <table:table-cell office:value-type="string" table:style-name="ce9">
            <text:p>0.6250000000000000</text:p>
          </table:table-cell>
          <table:table-cell office:value-type="string" table:style-name="ce8">
            <text:p>0.6186</text:p>
          </table:table-cell>
          <table:table-cell office:value-type="string" table:style-name="ce10">
            <text:p>0.1523</text:p>
          </table:table-cell>
          <table:table-cell office:value-type="string" table:style-name="ce8">
            <text:p>0.4367</text:p>
          </table:table-cell>
          <table:table-cell office:value-type="string" table:style-name="ce10">
            <text:p>0.3340</text:p>
          </table:table-cell>
          <table:table-cell office:value-type="string" table:style-name="ce8">
            <text:p>0.1659</text:p>
          </table:table-cell>
          <table:table-cell office:value-type="string" table:style-name="ce10">
            <text:p>0.1372</text:p>
          </table:table-cell>
          <table:table-cell office:value-type="string" table:style-name="ce8">
            <text:p>0.4759</text:p>
          </table:table-cell>
          <table:table-cell office:value-type="string" table:style-name="ce10">
            <text:p>0.1204</text:p>
          </table:table-cell>
          <table:table-cell office:value-type="string" table:style-name="ce1">
            <text:p>0.72413793</text:p>
          </table:table-cell>
          <table:table-cell office:value-type="string" table:style-name="ce1">
            <text:p>0.34482759</text:p>
          </table:table-cell>
          <table:table-cell office:value-type="string" table:style-name="ce1">
            <text:p>0.75862069</text:p>
          </table:table-cell>
          <table:table-cell office:value-type="string" table:style-name="ce1">
            <text:p>0.5862069</text:p>
          </table:table-cell>
          <table:table-cell office:value-type="string" table:style-name="ce1">
            <text:p>0.31034483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65517241</text:p>
          </table:table-cell>
          <table:table-cell office:value-type="string" table:style-name="ce1">
            <text:p>0.72413793</text:p>
          </table:table-cell>
          <table:table-cell office:value-type="string" table:style-name="ce1">
            <text:p>0.71428571</text:p>
          </table:table-cell>
          <table:table-cell office:value-type="string" table:style-name="ce1">
            <text:p>0.67857143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1.</text:p>
          </table:table-cell>
          <table:table-cell office:value-type="string" table:style-name="ce1">
            <text:p>1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7142857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33333333</text:p>
          </table:table-cell>
          <table:table-cell office:value-type="string" table:style-name="ce1">
            <text:p>0.33333333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0952381</text:p>
          </table:table-cell>
          <table:table-cell office:value-type="string" table:style-name="ce1">
            <text:p>0.22222222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05882353</text:p>
          </table:table-cell>
          <table:table-cell office:value-type="string" table:style-name="ce1">
            <text:p>0.22222222</text:p>
          </table:table-cell>
          <table:table-cell office:value-type="string" table:style-name="ce1">
            <text:p>0.36363636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14285714</text:p>
          </table:table-cell>
          <table:table-cell office:value-type="string" table:style-name="ce1">
            <text:p>0.125000</text:p>
          </table:table-cell>
          <table:table-cell office:value-type="string" table:style-name="ce1">
            <text:p>0.62337662</text:p>
          </table:table-cell>
          <table:table-cell office:value-type="string" table:style-name="ce1">
            <text:p>0.31552795</text:p>
          </table:table-cell>
          <table:table-cell office:value-type="string" table:style-name="ce1">
            <text:p>0.6073501</text:p>
          </table:table-cell>
          <table:table-cell office:value-type="string" table:style-name="ce1">
            <text:p>0.36956522</text:p>
          </table:table-cell>
          <table:table-cell office:value-type="string" table:style-name="ce1">
            <text:p>0.26767677</text:p>
          </table:table-cell>
          <table:table-cell office:value-type="string" table:style-name="ce1">
            <text:p>0.55384615</text:p>
          </table:table-cell>
          <table:table-cell office:value-type="string" table:style-name="ce1">
            <text:p>0.59722222</text:p>
          </table:table-cell>
          <table:table-cell office:value-type="string" table:style-name="ce1">
            <text:p>0.42000</text:p>
          </table:table-cell>
          <table:table-cell office:value-type="string" table:style-name="ce1">
            <text:p>0.51304348</text:p>
          </table:table-cell>
          <table:table-cell office:value-type="string" table:style-name="ce1">
            <text:p>0.49090909</text:p>
          </table:table-cell>
          <table:table-cell table:number-columns-repeated="16333"/>
        </table:table-row>
        <table:table-row table:style-name="ro1">
          <table:table-cell office:value-type="string" table:style-name="ce11">
            <text:p>SVM</text:p>
          </table:table-cell>
          <table:table-cell office:value-type="string" table:style-name="ce12">
            <text:p>0.6354166666666666</text:p>
          </table:table-cell>
          <table:table-cell office:value-type="string" table:style-name="ce12">
            <text:p>0.6250000000000000</text:p>
          </table:table-cell>
          <table:table-cell office:value-type="string" table:style-name="ce12">
            <text:p>0.6361</text:p>
          </table:table-cell>
          <table:table-cell office:value-type="string" table:style-name="ce13">
            <text:p>0.1563</text:p>
          </table:table-cell>
          <table:table-cell office:value-type="string" table:style-name="ce12">
            <text:p>0.0000</text:p>
          </table:table-cell>
          <table:table-cell office:value-type="string" table:style-name="ce13">
            <text:p>0.0000</text:p>
          </table:table-cell>
          <table:table-cell office:value-type="string" table:style-name="ce12">
            <text:p>0.0000</text:p>
          </table:table-cell>
          <table:table-cell office:value-type="string" table:style-name="ce13">
            <text:p>0.0000</text:p>
          </table:table-cell>
          <table:table-cell office:value-type="string" table:style-name="ce12">
            <text:p>0.3823</text:p>
          </table:table-cell>
          <table:table-cell office:value-type="string" table:style-name="ce13">
            <text:p>0.0682</text:p>
          </table:table-cell>
          <table:table-cell office:value-type="string" table:style-name="ce1">
            <text:p>0.75862069</text:p>
          </table:table-cell>
          <table:table-cell office:value-type="string" table:style-name="ce1">
            <text:p>0.27586207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65517241</text:p>
          </table:table-cell>
          <table:table-cell office:value-type="string" table:style-name="ce1">
            <text:p>0.4137931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62068966</text:p>
          </table:table-cell>
          <table:table-cell office:value-type="string" table:style-name="ce1">
            <text:p>0.7931034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0.71428571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43137255</text:p>
          </table:table-cell>
          <table:table-cell office:value-type="string" table:style-name="ce1">
            <text:p>0.21621622</text:p>
          </table:table-cell>
          <table:table-cell office:value-type="string" table:style-name="ce1">
            <text:p>0.40816327</text:p>
          </table:table-cell>
          <table:table-cell office:value-type="string" table:style-name="ce1">
            <text:p>0.39583333</text:p>
          </table:table-cell>
          <table:table-cell office:value-type="string" table:style-name="ce1">
            <text:p>0.29268293</text:p>
          </table:table-cell>
          <table:table-cell office:value-type="string" table:style-name="ce1">
            <text:p>0.40816327</text:p>
          </table:table-cell>
          <table:table-cell office:value-type="string" table:style-name="ce1">
            <text:p>0.38297872</text:p>
          </table:table-cell>
          <table:table-cell office:value-type="string" table:style-name="ce1">
            <text:p>0.44230769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41666667</text:p>
          </table:table-cell>
          <table:table-cell table:number-columns-repeated="16333"/>
        </table:table-row>
        <table:table-row table:style-name="ro1">
          <table:table-cell office:value-type="string" table:style-name="ce14">
            <text:p>Multi-layer Perceptron</text:p>
          </table:table-cell>
          <table:table-cell office:value-type="string" table:style-name="ce15">
            <text:p>0.6354166666666666</text:p>
          </table:table-cell>
          <table:table-cell office:value-type="string" table:style-name="ce15">
            <text:p>0.6250000000000000</text:p>
          </table:table-cell>
          <table:table-cell office:value-type="string" table:style-name="ce15">
            <text:p>0.6361</text:p>
          </table:table-cell>
          <table:table-cell office:value-type="string" table:style-name="ce16">
            <text:p>0.1563</text:p>
          </table:table-cell>
          <table:table-cell office:value-type="string" table:style-name="ce15">
            <text:p>0.0000</text:p>
          </table:table-cell>
          <table:table-cell office:value-type="string" table:style-name="ce16">
            <text:p>0.0000</text:p>
          </table:table-cell>
          <table:table-cell office:value-type="string" table:style-name="ce15">
            <text:p>0.0000</text:p>
          </table:table-cell>
          <table:table-cell office:value-type="string" table:style-name="ce16">
            <text:p>0.0000</text:p>
          </table:table-cell>
          <table:table-cell office:value-type="string" table:style-name="ce15">
            <text:p>0.3823</text:p>
          </table:table-cell>
          <table:table-cell office:value-type="string" table:style-name="ce16">
            <text:p>0.0682</text:p>
          </table:table-cell>
          <table:table-cell office:value-type="string" table:style-name="ce1">
            <text:p>0.75862069</text:p>
          </table:table-cell>
          <table:table-cell office:value-type="string" table:style-name="ce1">
            <text:p>0.27586207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65517241</text:p>
          </table:table-cell>
          <table:table-cell office:value-type="string" table:style-name="ce1">
            <text:p>0.4137931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62068966</text:p>
          </table:table-cell>
          <table:table-cell office:value-type="string" table:style-name="ce1">
            <text:p>0.7931034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0.71428571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</text:p>
          </table:table-cell>
          <table:table-cell office:value-type="string" table:style-name="ce1">
            <text:p>0.43137255</text:p>
          </table:table-cell>
          <table:table-cell office:value-type="string" table:style-name="ce1">
            <text:p>0.21621622</text:p>
          </table:table-cell>
          <table:table-cell office:value-type="string" table:style-name="ce1">
            <text:p>0.40816327</text:p>
          </table:table-cell>
          <table:table-cell office:value-type="string" table:style-name="ce1">
            <text:p>0.39583333</text:p>
          </table:table-cell>
          <table:table-cell office:value-type="string" table:style-name="ce1">
            <text:p>0.29268293</text:p>
          </table:table-cell>
          <table:table-cell office:value-type="string" table:style-name="ce1">
            <text:p>0.40816327</text:p>
          </table:table-cell>
          <table:table-cell office:value-type="string" table:style-name="ce1">
            <text:p>0.38297872</text:p>
          </table:table-cell>
          <table:table-cell office:value-type="string" table:style-name="ce1">
            <text:p>0.44230769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41666667</text:p>
          </table:table-cell>
          <table:table-cell table:number-columns-repeated="16333"/>
        </table:table-row>
        <table:table-row table:style-name="ro1">
          <table:table-cell office:value-type="string" table:style-name="ce17">
            <text:p>Random Forest</text:p>
          </table:table-cell>
          <table:table-cell office:value-type="string" table:style-name="ce1">
            <text:p>0.7083333333333334</text:p>
          </table:table-cell>
          <table:table-cell office:value-type="string" table:style-name="ce1">
            <text:p>0.6805555555555556</text:p>
          </table:table-cell>
          <table:table-cell office:value-type="string" table:style-name="ce1">
            <text:p>0.6778</text:p>
          </table:table-cell>
          <table:table-cell office:value-type="string" table:style-name="ce18">
            <text:p>0.1385</text:p>
          </table:table-cell>
          <table:table-cell office:value-type="string" table:style-name="ce1">
            <text:p>0.6983</text:p>
          </table:table-cell>
          <table:table-cell office:value-type="string" table:style-name="ce18">
            <text:p>0.2611</text:p>
          </table:table-cell>
          <table:table-cell office:value-type="string" table:style-name="ce1">
            <text:p>0.2646</text:p>
          </table:table-cell>
          <table:table-cell office:value-type="string" table:style-name="ce18">
            <text:p>0.1148</text:p>
          </table:table-cell>
          <table:table-cell office:value-type="string" table:style-name="ce1">
            <text:p>0.5691</text:p>
          </table:table-cell>
          <table:table-cell office:value-type="string" table:style-name="ce18">
            <text:p>0.1148</text:p>
          </table:table-cell>
          <table:table-cell office:value-type="string" table:style-name="ce1">
            <text:p>0.82758621</text:p>
          </table:table-cell>
          <table:table-cell office:value-type="string" table:style-name="ce1">
            <text:p>0.37931034</text:p>
          </table:table-cell>
          <table:table-cell office:value-type="string" table:style-name="ce1">
            <text:p>0.75862069</text:p>
          </table:table-cell>
          <table:table-cell office:value-type="string" table:style-name="ce1">
            <text:p>0.55172414</text:p>
          </table:table-cell>
          <table:table-cell office:value-type="string" table:style-name="ce1">
            <text:p>0.51724138</text:p>
          </table:table-cell>
          <table:table-cell office:value-type="string" table:style-name="ce1">
            <text:p>0.72413793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75862069</text:p>
          </table:table-cell>
          <table:table-cell office:value-type="string" table:style-name="ce1">
            <text:p>0.78571429</text:p>
          </table:table-cell>
          <table:table-cell office:value-type="string" table:style-name="ce1">
            <text:p>0.78571429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1.</text:p>
          </table:table-cell>
          <table:table-cell office:value-type="string" table:style-name="ce1">
            <text:p>1.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1.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0.33333333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14285714</text:p>
          </table:table-cell>
          <table:table-cell office:value-type="string" table:style-name="ce1">
            <text:p>0.22222222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0.17647059</text:p>
          </table:table-cell>
          <table:table-cell office:value-type="string" table:style-name="ce1">
            <text:p>0.33333333</text:p>
          </table:table-cell>
          <table:table-cell office:value-type="string" table:style-name="ce1">
            <text:p>0.27272727</text:p>
          </table:table-cell>
          <table:table-cell office:value-type="string" table:style-name="ce1">
            <text:p>0.16666667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375000</text:p>
          </table:table-cell>
          <table:table-cell office:value-type="string" table:style-name="ce1">
            <text:p>0.71953578</text:p>
          </table:table-cell>
          <table:table-cell office:value-type="string" table:style-name="ce1">
            <text:p>0.36029412</text:p>
          </table:table-cell>
          <table:table-cell office:value-type="string" table:style-name="ce1">
            <text:p>0.6073501</text:p>
          </table:table-cell>
          <table:table-cell office:value-type="string" table:style-name="ce1">
            <text:p>0.41550388</text:p>
          </table:table-cell>
          <table:table-cell office:value-type="string" table:style-name="ce1">
            <text:p>0.46578947</text:p>
          </table:table-cell>
          <table:table-cell office:value-type="string" table:style-name="ce1">
            <text:p>0.62337662</text:p>
          </table:table-cell>
          <table:table-cell office:value-type="string" table:style-name="ce1">
            <text:p>0.59534884</text:p>
          </table:table-cell>
          <table:table-cell office:value-type="string" table:style-name="ce1">
            <text:p>0.53968254</text:p>
          </table:table-cell>
          <table:table-cell office:value-type="string" table:style-name="ce1">
            <text:p>0.68181818</text:p>
          </table:table-cell>
          <table:table-cell office:value-type="string" table:style-name="ce1">
            <text:p>0.68181818</text:p>
          </table:table-cell>
          <table:table-cell table:number-columns-repeated="16333"/>
        </table:table-row>
        <table:table-row table:style-name="ro1">
          <table:table-cell office:value-type="string" table:style-name="ce19">
            <text:p>Decision Tree</text:p>
          </table:table-cell>
          <table:table-cell office:value-type="string" table:style-name="ce20">
            <text:p>1.0</text:p>
          </table:table-cell>
          <table:table-cell office:value-type="string" table:style-name="ce20">
            <text:p>0.7083333333333334</text:p>
          </table:table-cell>
          <table:table-cell office:value-type="string" table:style-name="ce20">
            <text:p>0.5974</text:p>
          </table:table-cell>
          <table:table-cell office:value-type="string" table:style-name="ce21">
            <text:p>0.1278</text:p>
          </table:table-cell>
          <table:table-cell office:value-type="string" table:style-name="ce20">
            <text:p>0.4435</text:p>
          </table:table-cell>
          <table:table-cell office:value-type="string" table:style-name="ce21">
            <text:p>0.1437</text:p>
          </table:table-cell>
          <table:table-cell office:value-type="string" table:style-name="ce20">
            <text:p>0.4799</text:p>
          </table:table-cell>
          <table:table-cell office:value-type="string" table:style-name="ce21">
            <text:p>0.2230</text:p>
          </table:table-cell>
          <table:table-cell office:value-type="string" table:style-name="ce20">
            <text:p>0.5538</text:p>
          </table:table-cell>
          <table:table-cell office:value-type="string" table:style-name="ce21">
            <text:p>0.1194</text:p>
          </table:table-cell>
          <table:table-cell office:value-type="string" table:style-name="ce1">
            <text:p>0.72413793</text:p>
          </table:table-cell>
          <table:table-cell office:value-type="string" table:style-name="ce1">
            <text:p>0.37931034</text:p>
          </table:table-cell>
          <table:table-cell office:value-type="string" table:style-name="ce1">
            <text:p>0.65517241</text:p>
          </table:table-cell>
          <table:table-cell office:value-type="string" table:style-name="ce1">
            <text:p>0.44827586</text:p>
          </table:table-cell>
          <table:table-cell office:value-type="string" table:style-name="ce1">
            <text:p>0.4137931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68965517</text:p>
          </table:table-cell>
          <table:table-cell office:value-type="string" table:style-name="ce1">
            <text:p>0.72413793</text:p>
          </table:table-cell>
          <table:table-cell office:value-type="string" table:style-name="ce1">
            <text:p>0.57142857</text:p>
          </table:table-cell>
          <table:table-cell office:value-type="string" table:style-name="ce1">
            <text:p>0.67857143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71428571</text:p>
          </table:table-cell>
          <table:table-cell office:value-type="string" table:style-name="ce1">
            <text:p>0.4444444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0.57142857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0.22222222</text:p>
          </table:table-cell>
          <table:table-cell office:value-type="string" table:style-name="ce1">
            <text:p>0.45454545</text:p>
          </table:table-cell>
          <table:table-cell office:value-type="string" table:style-name="ce1">
            <text:p>0.42857143</text:p>
          </table:table-cell>
          <table:table-cell office:value-type="string" table:style-name="ce1">
            <text:p>0.23809524</text:p>
          </table:table-cell>
          <table:table-cell office:value-type="string" table:style-name="ce1">
            <text:p>0.44444444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0.29411765</text:p>
          </table:table-cell>
          <table:table-cell office:value-type="string" table:style-name="ce1">
            <text:p>0.88888889</text:p>
          </table:table-cell>
          <table:table-cell office:value-type="string" table:style-name="ce1">
            <text:p>0.72727273</text:p>
          </table:table-cell>
          <table:table-cell office:value-type="string" table:style-name="ce1">
            <text:p>0.66666667</text:p>
          </table:table-cell>
          <table:table-cell office:value-type="string" table:style-name="ce1">
            <text:p>0.28571429</text:p>
          </table:table-cell>
          <table:table-cell office:value-type="string" table:style-name="ce1">
            <text:p>0.625000</text:p>
          </table:table-cell>
          <table:table-cell office:value-type="string" table:style-name="ce1">
            <text:p>0.62337662</text:p>
          </table:table-cell>
          <table:table-cell office:value-type="string" table:style-name="ce1">
            <text:p>0.37857143</text:p>
          </table:table-cell>
          <table:table-cell office:value-type="string" table:style-name="ce1">
            <text:p>0.59722222</text:p>
          </table:table-cell>
          <table:table-cell office:value-type="string" table:style-name="ce1">
            <text:p>0.38947368</text:p>
          </table:table-cell>
          <table:table-cell office:value-type="string" table:style-name="ce1">
            <text:p>0.41099164</text:p>
          </table:table-cell>
          <table:table-cell office:value-type="string" table:style-name="ce1">
            <text:p>0.68363636</text:p>
          </table:table-cell>
          <table:table-cell office:value-type="string" table:style-name="ce1">
            <text:p>0.68363636</text:p>
          </table:table-cell>
          <table:table-cell office:value-type="string" table:style-name="ce1">
            <text:p>0.6547619</text:p>
          </table:table-cell>
          <table:table-cell office:value-type="string" table:style-name="ce1">
            <text:p>0.475000</text:p>
          </table:table-cell>
          <table:table-cell office:value-type="string" table:style-name="ce1">
            <text:p>0.64153627</text:p>
          </table:table-cell>
          <table:table-cell table:number-columns-repeated="16333"/>
        </table:table-row>
        <table:table-row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2">
          <table:table-cell office:value-type="string" table:style-name="ce22">
            <text:p>Habiendo normalizado los datos de X (no valores por defecto de los clasificadores)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Precisión de X e y</text:p>
          </table:table-cell>
          <table:table-cell table:number-columns-repeated="2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4">
            <text:p>Naive Bayes</text:p>
          </table:table-cell>
          <table:table-cell office:value-type="string" table:style-name="ce5">
            <text:p>0.6472222222222223</text:p>
          </table:table-cell>
          <table:table-cell table:style-name="ce5"/>
          <table:table-cell office:value-type="string" table:style-name="ce5">
            <text:p>0.6111</text:p>
          </table:table-cell>
          <table:table-cell office:value-type="string" table:style-name="ce6">
            <text:p>0.1097</text:p>
          </table:table-cell>
          <table:table-cell office:value-type="string" table:style-name="ce5">
            <text:p>0.4616</text:p>
          </table:table-cell>
          <table:table-cell office:value-type="string" table:style-name="ce6">
            <text:p>0.1910</text:p>
          </table:table-cell>
          <table:table-cell office:value-type="string" table:style-name="ce5">
            <text:p>0.3370</text:p>
          </table:table-cell>
          <table:table-cell office:value-type="string" table:style-name="ce6">
            <text:p>0.1010</text:p>
          </table:table-cell>
          <table:table-cell office:value-type="string" table:style-name="ce5">
            <text:p>0.5328</text:p>
          </table:table-cell>
          <table:table-cell office:value-type="string" table:style-name="ce6">
            <text:p>0.070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KNN</text:p>
          </table:table-cell>
          <table:table-cell office:value-type="string" table:style-name="ce8">
            <text:p>0.7722222222222223</text:p>
          </table:table-cell>
          <table:table-cell table:style-name="ce8"/>
          <table:table-cell office:value-type="string" table:style-name="ce8">
            <text:p>0.6222</text:p>
          </table:table-cell>
          <table:table-cell office:value-type="string" table:style-name="ce10">
            <text:p>0.1606</text:p>
          </table:table-cell>
          <table:table-cell office:value-type="string" table:style-name="ce23">
            <text:p>0.5074</text:p>
          </table:table-cell>
          <table:table-cell office:value-type="string" table:style-name="ce10">
            <text:p>0.3132</text:p>
          </table:table-cell>
          <table:table-cell office:value-type="string" table:style-name="ce8">
            <text:p>0.2115</text:p>
          </table:table-cell>
          <table:table-cell office:value-type="string" table:style-name="ce10">
            <text:p>0.1121</text:p>
          </table:table-cell>
          <table:table-cell office:value-type="string" table:style-name="ce8">
            <text:p>0.5030</text:p>
          </table:table-cell>
          <table:table-cell office:value-type="string" table:style-name="ce10">
            <text:p>0.120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1">
            <text:p>SVM</text:p>
          </table:table-cell>
          <table:table-cell office:value-type="string" table:style-name="ce12">
            <text:p>0.75</text:p>
          </table:table-cell>
          <table:table-cell table:style-name="ce12"/>
          <table:table-cell office:value-type="string" table:style-name="ce12">
            <text:p>0.6750</text:p>
          </table:table-cell>
          <table:table-cell office:value-type="string" table:style-name="ce13">
            <text:p>0.1384</text:p>
          </table:table-cell>
          <table:table-cell office:value-type="string" table:style-name="ce12">
            <text:p>0.7282</text:p>
          </table:table-cell>
          <table:table-cell office:value-type="string" table:style-name="ce13">
            <text:p>0.2695</text:p>
          </table:table-cell>
          <table:table-cell office:value-type="string" table:style-name="ce12">
            <text:p>0.2290</text:p>
          </table:table-cell>
          <table:table-cell office:value-type="string" table:style-name="ce13">
            <text:p>0.0753</text:p>
          </table:table-cell>
          <table:table-cell office:value-type="string" table:style-name="ce12">
            <text:p>0.5515</text:p>
          </table:table-cell>
          <table:table-cell office:value-type="string" table:style-name="ce13">
            <text:p>0.088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4">
            <text:p>Multi-layer Perceptron</text:p>
          </table:table-cell>
          <table:table-cell office:value-type="string" table:style-name="ce15">
            <text:p>0.7833333333333333</text:p>
          </table:table-cell>
          <table:table-cell table:style-name="ce15"/>
          <table:table-cell office:value-type="string" table:style-name="ce15">
            <text:p>0.6111</text:p>
          </table:table-cell>
          <table:table-cell office:value-type="string" table:style-name="ce16">
            <text:p>0.0986</text:p>
          </table:table-cell>
          <table:table-cell office:value-type="string" table:style-name="ce15">
            <text:p>0.4561</text:p>
          </table:table-cell>
          <table:table-cell office:value-type="string" table:style-name="ce16">
            <text:p>0.1936</text:p>
          </table:table-cell>
          <table:table-cell office:value-type="string" table:style-name="ce15">
            <text:p>0.3695</text:p>
          </table:table-cell>
          <table:table-cell office:value-type="string" table:style-name="ce16">
            <text:p>0.1160</text:p>
          </table:table-cell>
          <table:table-cell office:value-type="string" table:style-name="ce15">
            <text:p>0.5397</text:p>
          </table:table-cell>
          <table:table-cell office:value-type="string" table:style-name="ce16">
            <text:p>0.067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7">
            <text:p>Random Forest</text:p>
          </table:table-cell>
          <table:table-cell office:value-type="string" table:style-name="ce1">
            <text:p>0.7722222222222223</text:p>
          </table:table-cell>
          <table:table-cell table:style-name="ce1"/>
          <table:table-cell office:value-type="string" table:style-name="ce1">
            <text:p>0.6528</text:p>
          </table:table-cell>
          <table:table-cell office:value-type="string" table:style-name="ce18">
            <text:p>0.1418</text:p>
          </table:table-cell>
          <table:table-cell office:value-type="string" table:style-name="ce1">
            <text:p>0.6643</text:p>
          </table:table-cell>
          <table:table-cell office:value-type="string" table:style-name="ce18">
            <text:p>0.2832</text:p>
          </table:table-cell>
          <table:table-cell office:value-type="string" table:style-name="ce1">
            <text:p>0.2293</text:p>
          </table:table-cell>
          <table:table-cell office:value-type="string" table:style-name="ce18">
            <text:p>0.0782</text:p>
          </table:table-cell>
          <table:table-cell office:value-type="string" table:style-name="ce1">
            <text:p>0.5352</text:p>
          </table:table-cell>
          <table:table-cell office:value-type="string" table:style-name="ce18">
            <text:p>0.094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9">
            <text:p>Decision Tree</text:p>
          </table:table-cell>
          <table:table-cell office:value-type="string" table:style-name="ce20">
            <text:p>1.0</text:p>
          </table:table-cell>
          <table:table-cell table:style-name="ce20"/>
          <table:table-cell office:value-type="string" table:style-name="ce20">
            <text:p>0.6028</text:p>
          </table:table-cell>
          <table:table-cell office:value-type="string" table:style-name="ce21">
            <text:p>0.1125</text:p>
          </table:table-cell>
          <table:table-cell office:value-type="string" table:style-name="ce20">
            <text:p>0.4722</text:p>
          </table:table-cell>
          <table:table-cell office:value-type="string" table:style-name="ce21">
            <text:p>0.1888</text:p>
          </table:table-cell>
          <table:table-cell office:value-type="string" table:style-name="ce20">
            <text:p>0.4916</text:p>
          </table:table-cell>
          <table:table-cell office:value-type="string" table:style-name="ce21">
            <text:p>0.1646</text:p>
          </table:table-cell>
          <table:table-cell office:value-type="string" table:style-name="ce20">
            <text:p>0.5588</text:p>
          </table:table-cell>
          <table:table-cell office:value-type="string" table:style-name="ce21">
            <text:p>0.0912</text:p>
          </table:table-cell>
          <table:table-cell table:number-columns-repeated="16373" table:style-name="ce1"/>
        </table:table-row>
        <table:table-row table:style-name="ro1">
          <table:table-cell table:style-name="ce17"/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2">
          <table:table-cell office:value-type="string" table:style-name="ce22">
            <text:p>Habiendo normalizado los datos de X y con los valores por defecto de los clasificadores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recisión de X e y</text:p>
          </table:table-cell>
          <table:table-cell table:number-columns-repeated="2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4">
            <text:p>Naive Bayes</text:p>
          </table:table-cell>
          <table:table-cell office:value-type="string" table:style-name="ce5">
            <text:p>0.6472222222222223</text:p>
          </table:table-cell>
          <table:table-cell table:style-name="ce5"/>
          <table:table-cell office:value-type="string" table:style-name="ce5">
            <text:p>0.6111</text:p>
          </table:table-cell>
          <table:table-cell office:value-type="string" table:style-name="ce24">
            <text:p>0.1097</text:p>
          </table:table-cell>
          <table:table-cell office:value-type="string" table:style-name="ce5">
            <text:p>0.4616</text:p>
          </table:table-cell>
          <table:table-cell office:value-type="string" table:style-name="ce6">
            <text:p>0.1910</text:p>
          </table:table-cell>
          <table:table-cell office:value-type="string" table:style-name="ce5">
            <text:p>0.3370</text:p>
          </table:table-cell>
          <table:table-cell office:value-type="string" table:style-name="ce6">
            <text:p>0.1010</text:p>
          </table:table-cell>
          <table:table-cell office:value-type="string" table:style-name="ce5">
            <text:p>0.5328</text:p>
          </table:table-cell>
          <table:table-cell office:value-type="string" table:style-name="ce6">
            <text:p>0.070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NN</text:p>
          </table:table-cell>
          <table:table-cell office:value-type="string" table:style-name="ce8">
            <text:p>0.7361111111111112</text:p>
          </table:table-cell>
          <table:table-cell table:style-name="ce8"/>
          <table:table-cell office:value-type="string" table:style-name="ce8">
            <text:p>0.6250</text:p>
          </table:table-cell>
          <table:table-cell office:value-type="string" table:style-name="ce10">
            <text:p>0.1120</text:p>
          </table:table-cell>
          <table:table-cell office:value-type="string" table:style-name="ce8">
            <text:p>0.4630</text:p>
          </table:table-cell>
          <table:table-cell office:value-type="string" table:style-name="ce10">
            <text:p>0.1883</text:p>
          </table:table-cell>
          <table:table-cell office:value-type="string" table:style-name="ce8">
            <text:p>0.3584</text:p>
          </table:table-cell>
          <table:table-cell office:value-type="string" table:style-name="ce10">
            <text:p>0.0945</text:p>
          </table:table-cell>
          <table:table-cell office:value-type="string" table:style-name="ce8">
            <text:p>0.5445</text:p>
          </table:table-cell>
          <table:table-cell office:value-type="string" table:style-name="ce10">
            <text:p>0.0709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VM</text:p>
          </table:table-cell>
          <table:table-cell office:value-type="string" table:style-name="ce12">
            <text:p>0.75</text:p>
          </table:table-cell>
          <table:table-cell table:style-name="ce12"/>
          <table:table-cell office:value-type="string" table:style-name="ce12">
            <text:p>0.6750</text:p>
          </table:table-cell>
          <table:table-cell office:value-type="string" table:style-name="ce13">
            <text:p>0.1384</text:p>
          </table:table-cell>
          <table:table-cell office:value-type="string" table:style-name="ce12">
            <text:p>0.7282</text:p>
          </table:table-cell>
          <table:table-cell office:value-type="string" table:style-name="ce13">
            <text:p>0.2695</text:p>
          </table:table-cell>
          <table:table-cell office:value-type="string" table:style-name="ce12">
            <text:p>0.2290</text:p>
          </table:table-cell>
          <table:table-cell office:value-type="string" table:style-name="ce13">
            <text:p>0.0753</text:p>
          </table:table-cell>
          <table:table-cell office:value-type="string" table:style-name="ce12">
            <text:p>0.5515</text:p>
          </table:table-cell>
          <table:table-cell office:value-type="string" table:style-name="ce13">
            <text:p>0.0888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Multi-layer Perceptron</text:p>
          </table:table-cell>
          <table:table-cell office:value-type="string" table:style-name="ce15">
            <text:p>1.0</text:p>
          </table:table-cell>
          <table:table-cell table:style-name="ce15"/>
          <table:table-cell office:value-type="string" table:style-name="ce15">
            <text:p>0.5667</text:p>
          </table:table-cell>
          <table:table-cell office:value-type="string" table:style-name="ce16">
            <text:p>0.0956</text:p>
          </table:table-cell>
          <table:table-cell office:value-type="string" table:style-name="ce15">
            <text:p>0.4010</text:p>
          </table:table-cell>
          <table:table-cell office:value-type="string" table:style-name="ce16">
            <text:p>0.1750</text:p>
          </table:table-cell>
          <table:table-cell office:value-type="string" table:style-name="ce15">
            <text:p>0.4550</text:p>
          </table:table-cell>
          <table:table-cell office:value-type="string" table:style-name="ce16">
            <text:p>0.1189</text:p>
          </table:table-cell>
          <table:table-cell office:value-type="string" table:style-name="ce15">
            <text:p>0.5186</text:p>
          </table:table-cell>
          <table:table-cell office:value-type="string" table:style-name="ce16">
            <text:p>0.0783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Random Forest</text:p>
          </table:table-cell>
          <table:table-cell office:value-type="string" table:style-name="ce1">
            <text:p>1.0</text:p>
          </table:table-cell>
          <table:table-cell table:style-name="ce1"/>
          <table:table-cell office:value-type="string" table:style-name="ce1">
            <text:p>0.6694</text:p>
          </table:table-cell>
          <table:table-cell office:value-type="string" table:style-name="ce18">
            <text:p>0.1057</text:p>
          </table:table-cell>
          <table:table-cell office:value-type="string" table:style-name="ce1">
            <text:p>0.5867</text:p>
          </table:table-cell>
          <table:table-cell office:value-type="string" table:style-name="ce18">
            <text:p>0.2565</text:p>
          </table:table-cell>
          <table:table-cell office:value-type="string" table:style-name="ce1">
            <text:p>0.3505</text:p>
          </table:table-cell>
          <table:table-cell office:value-type="string" table:style-name="ce18">
            <text:p>0.1274</text:p>
          </table:table-cell>
          <table:table-cell office:value-type="string" table:style-name="ce1">
            <text:p>0.5829</text:p>
          </table:table-cell>
          <table:table-cell office:value-type="string" table:style-name="ce18">
            <text:p>0.0865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Decision Tree</text:p>
          </table:table-cell>
          <table:table-cell office:value-type="string" table:style-name="ce20">
            <text:p>1.0</text:p>
          </table:table-cell>
          <table:table-cell table:style-name="ce20"/>
          <table:table-cell office:value-type="string" table:style-name="ce20">
            <text:p>0.6028</text:p>
          </table:table-cell>
          <table:table-cell office:value-type="string" table:style-name="ce21">
            <text:p>0.1125</text:p>
          </table:table-cell>
          <table:table-cell office:value-type="string" table:style-name="ce20">
            <text:p>0.4722</text:p>
          </table:table-cell>
          <table:table-cell office:value-type="string" table:style-name="ce21">
            <text:p>0.1888</text:p>
          </table:table-cell>
          <table:table-cell office:value-type="string" table:style-name="ce20">
            <text:p>0.4916</text:p>
          </table:table-cell>
          <table:table-cell office:value-type="string" table:style-name="ce21">
            <text:p>0.1646</text:p>
          </table:table-cell>
          <table:table-cell office:value-type="string" table:style-name="ce20">
            <text:p>0.5588</text:p>
          </table:table-cell>
          <table:table-cell office:value-type="string" table:style-name="ce21">
            <text:p>0.0912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2">
          <table:table-cell office:value-type="string" table:style-name="ce22">
            <text:p>Cambiando la clase C por D y con la nueva lista de ‘selección de variables’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recisión de X e y</text:p>
          </table:table-cell>
          <table:table-cell table:number-columns-repeated="2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4">
            <text:p>Naive Bayes</text:p>
          </table:table-cell>
          <table:table-cell office:value-type="string" table:style-name="ce5">
            <text:p>0.7222222222222222</text:p>
          </table:table-cell>
          <table:table-cell table:style-name="ce5"/>
          <table:table-cell office:value-type="string" table:style-name="ce5">
            <text:p>0.6833</text:p>
          </table:table-cell>
          <table:table-cell office:value-type="string" table:style-name="ce6">
            <text:p>0.1577</text:p>
          </table:table-cell>
          <table:table-cell office:value-type="string" table:style-name="ce5">
            <text:p>0.4499</text:p>
          </table:table-cell>
          <table:table-cell office:value-type="string" table:style-name="ce6">
            <text:p>0.1452</text:p>
          </table:table-cell>
          <table:table-cell office:value-type="string" table:style-name="ce5">
            <text:p>0.3549</text:p>
          </table:table-cell>
          <table:table-cell office:value-type="string" table:style-name="ce6">
            <text:p>0.1693</text:p>
          </table:table-cell>
          <table:table-cell office:value-type="string" table:style-name="ce5">
            <text:p>0.5673</text:p>
          </table:table-cell>
          <table:table-cell office:value-type="string" table:style-name="ce6">
            <text:p>0.105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NN</text:p>
          </table:table-cell>
          <table:table-cell office:value-type="string" table:style-name="ce8">
            <text:p>0.7916666666666666</text:p>
          </table:table-cell>
          <table:table-cell table:style-name="ce8"/>
          <table:table-cell office:value-type="string" table:style-name="ce8">
            <text:p>0.7278</text:p>
          </table:table-cell>
          <table:table-cell office:value-type="string" table:style-name="ce10">
            <text:p>0.1426</text:p>
          </table:table-cell>
          <table:table-cell office:value-type="string" table:style-name="ce8">
            <text:p>0.5363</text:p>
          </table:table-cell>
          <table:table-cell office:value-type="string" table:style-name="ce10">
            <text:p>0.1675</text:p>
          </table:table-cell>
          <table:table-cell office:value-type="string" table:style-name="ce8">
            <text:p>0.3301</text:p>
          </table:table-cell>
          <table:table-cell office:value-type="string" table:style-name="ce10">
            <text:p>0.1190</text:p>
          </table:table-cell>
          <table:table-cell office:value-type="string" table:style-name="ce8">
            <text:p>0.5972</text:p>
          </table:table-cell>
          <table:table-cell office:value-type="string" table:style-name="ce10">
            <text:p>0.0873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VM</text:p>
          </table:table-cell>
          <table:table-cell office:value-type="string" table:style-name="ce12">
            <text:p>0.7916666666666666</text:p>
          </table:table-cell>
          <table:table-cell table:style-name="ce12"/>
          <table:table-cell office:value-type="string" table:style-name="ce12">
            <text:p>0.7333</text:p>
          </table:table-cell>
          <table:table-cell office:value-type="string" table:style-name="ce13">
            <text:p>0.1587</text:p>
          </table:table-cell>
          <table:table-cell office:value-type="string" table:style-name="ce12">
            <text:p>0.3730</text:p>
          </table:table-cell>
          <table:table-cell office:value-type="string" table:style-name="ce13">
            <text:p>0.2211</text:p>
          </table:table-cell>
          <table:table-cell office:value-type="string" table:style-name="ce12">
            <text:p>0.2378</text:p>
          </table:table-cell>
          <table:table-cell office:value-type="string" table:style-name="ce13">
            <text:p>0.1559</text:p>
          </table:table-cell>
          <table:table-cell office:value-type="string" table:style-name="ce12">
            <text:p>0.5711</text:p>
          </table:table-cell>
          <table:table-cell office:value-type="string" table:style-name="ce13">
            <text:p>0.1187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Multi-layer Perceptron</text:p>
          </table:table-cell>
          <table:table-cell office:value-type="string" table:style-name="ce15">
            <text:p>1.0</text:p>
          </table:table-cell>
          <table:table-cell table:style-name="ce15"/>
          <table:table-cell office:value-type="string" table:style-name="ce15">
            <text:p>0.6389</text:p>
          </table:table-cell>
          <table:table-cell office:value-type="string" table:style-name="ce16">
            <text:p>0.0735</text:p>
          </table:table-cell>
          <table:table-cell office:value-type="string" table:style-name="ce15">
            <text:p>0.1960</text:p>
          </table:table-cell>
          <table:table-cell office:value-type="string" table:style-name="ce16">
            <text:p>0.1750</text:p>
          </table:table-cell>
          <table:table-cell office:value-type="string" table:style-name="ce15">
            <text:p>0.4031</text:p>
          </table:table-cell>
          <table:table-cell office:value-type="string" table:style-name="ce16">
            <text:p>0.1445</text:p>
          </table:table-cell>
          <table:table-cell office:value-type="string" table:style-name="ce15">
            <text:p>0.5414</text:p>
          </table:table-cell>
          <table:table-cell office:value-type="string" table:style-name="ce16">
            <text:p>0.0507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Random Forest</text:p>
          </table:table-cell>
          <table:table-cell office:value-type="string" table:style-name="ce1">
            <text:p>0.9972222222222222</text:p>
          </table:table-cell>
          <table:table-cell table:style-name="ce1"/>
          <table:table-cell office:value-type="string" table:style-name="ce1">
            <text:p>0.7028</text:p>
          </table:table-cell>
          <table:table-cell office:value-type="string" table:style-name="ce18">
            <text:p>0.1350</text:p>
          </table:table-cell>
          <table:table-cell office:value-type="string" table:style-name="ce1">
            <text:p>0.4846</text:p>
          </table:table-cell>
          <table:table-cell office:value-type="string" table:style-name="ce18">
            <text:p>0.1958</text:p>
          </table:table-cell>
          <table:table-cell office:value-type="string" table:style-name="ce1">
            <text:p>0.2947</text:p>
          </table:table-cell>
          <table:table-cell office:value-type="string" table:style-name="ce18">
            <text:p>0.1946</text:p>
          </table:table-cell>
          <table:table-cell office:value-type="string" table:style-name="ce1">
            <text:p>0.5591</text:p>
          </table:table-cell>
          <table:table-cell office:value-type="string" table:style-name="ce18">
            <text:p>0.0853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Decision Tree</text:p>
          </table:table-cell>
          <table:table-cell office:value-type="string" table:style-name="ce20">
            <text:p>1.0</text:p>
          </table:table-cell>
          <table:table-cell table:style-name="ce20"/>
          <table:table-cell office:value-type="string" table:style-name="ce20">
            <text:p>0.6472</text:p>
          </table:table-cell>
          <table:table-cell office:value-type="string" table:style-name="ce21">
            <text:p>0.1211</text:p>
          </table:table-cell>
          <table:table-cell office:value-type="string" table:style-name="ce20">
            <text:p>0.4151</text:p>
          </table:table-cell>
          <table:table-cell office:value-type="string" table:style-name="ce21">
            <text:p>0.2261</text:p>
          </table:table-cell>
          <table:table-cell office:value-type="string" table:style-name="ce20">
            <text:p>0.4069</text:p>
          </table:table-cell>
          <table:table-cell office:value-type="string" table:style-name="ce21">
            <text:p>0.2086</text:p>
          </table:table-cell>
          <table:table-cell office:value-type="string" table:style-name="ce20">
            <text:p>0.5494</text:p>
          </table:table-cell>
          <table:table-cell office:value-type="string" table:style-name="ce21">
            <text:p>0.0992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2">
          <table:table-cell office:value-type="string" table:style-name="ce22">
            <text:p>Clase C y X son todas las columnas (no feature selection)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Precisión de X e y</text:p>
          </table:table-cell>
          <table:table-cell table:number-columns-repeated="2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/>
        </table:table-row>
        <table:table-row table:style-name="ro1">
          <table:table-cell office:value-type="string" table:style-name="ce4">
            <text:p>Naive Bayes</text:p>
          </table:table-cell>
          <table:table-cell office:value-type="string" table:style-name="ce5">
            <text:p>0.6638888888888889</text:p>
          </table:table-cell>
          <table:table-cell table:style-name="ce5"/>
          <table:table-cell office:value-type="string" table:style-name="ce5">
            <text:p>0.6444</text:p>
          </table:table-cell>
          <table:table-cell office:value-type="string" table:style-name="ce6">
            <text:p>0.1157</text:p>
          </table:table-cell>
          <table:table-cell office:value-type="string" table:style-name="ce5">
            <text:p>0.4834</text:p>
          </table:table-cell>
          <table:table-cell office:value-type="string" table:style-name="ce6">
            <text:p>0.1584</text:p>
          </table:table-cell>
          <table:table-cell office:value-type="string" table:style-name="ce5">
            <text:p>0.3913</text:p>
          </table:table-cell>
          <table:table-cell office:value-type="string" table:style-name="ce6">
            <text:p>0.1485</text:p>
          </table:table-cell>
          <table:table-cell office:value-type="string" table:style-name="ce5">
            <text:p>0.5648</text:p>
          </table:table-cell>
          <table:table-cell office:value-type="string" table:style-name="ce6">
            <text:p>0.08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NN</text:p>
          </table:table-cell>
          <table:table-cell office:value-type="string" table:style-name="ce8">
            <text:p>0.7638888888888888</text:p>
          </table:table-cell>
          <table:table-cell table:style-name="ce8"/>
          <table:table-cell office:value-type="string" table:style-name="ce8">
            <text:p>0.6472</text:p>
          </table:table-cell>
          <table:table-cell office:value-type="string" table:style-name="ce10">
            <text:p>0.1192</text:p>
          </table:table-cell>
          <table:table-cell office:value-type="string" table:style-name="ce8">
            <text:p>0.4309</text:p>
          </table:table-cell>
          <table:table-cell office:value-type="string" table:style-name="ce10">
            <text:p>0.1903</text:p>
          </table:table-cell>
          <table:table-cell office:value-type="string" table:style-name="ce8">
            <text:p>0.2678</text:p>
          </table:table-cell>
          <table:table-cell office:value-type="string" table:style-name="ce10">
            <text:p>0.1571</text:p>
          </table:table-cell>
          <table:table-cell office:value-type="string" table:style-name="ce8">
            <text:p>0.5170</text:p>
          </table:table-cell>
          <table:table-cell office:value-type="string" table:style-name="ce10">
            <text:p>0.0569</text:p>
          </table:table-cell>
          <table:table-cell table:number-columns-repeated="16373"/>
        </table:table-row>
        <table:table-row table:style-name="ro1">
          <table:table-cell office:value-type="string" table:style-name="ce11">
            <text:p>SVM</text:p>
          </table:table-cell>
          <table:table-cell office:value-type="string" table:style-name="ce12">
            <text:p>0.8861111111111111</text:p>
          </table:table-cell>
          <table:table-cell table:style-name="ce12"/>
          <table:table-cell office:value-type="string" table:style-name="ce12">
            <text:p>0.6667</text:p>
          </table:table-cell>
          <table:table-cell office:value-type="string" table:style-name="ce13">
            <text:p>0.1211</text:p>
          </table:table-cell>
          <table:table-cell office:value-type="string" table:style-name="ce12">
            <text:p>0.5950</text:p>
          </table:table-cell>
          <table:table-cell office:value-type="string" table:style-name="ce13">
            <text:p>0.3803</text:p>
          </table:table-cell>
          <table:table-cell office:value-type="string" table:style-name="ce12">
            <text:p>0.2225</text:p>
          </table:table-cell>
          <table:table-cell office:value-type="string" table:style-name="ce13">
            <text:p>0.1431</text:p>
          </table:table-cell>
          <table:table-cell office:value-type="string" table:style-name="ce12">
            <text:p>0.5207</text:p>
          </table:table-cell>
          <table:table-cell office:value-type="string" table:style-name="ce13">
            <text:p>0.0672</text:p>
          </table:table-cell>
          <table:table-cell table:number-columns-repeated="16373"/>
        </table:table-row>
        <table:table-row table:style-name="ro1">
          <table:table-cell office:value-type="string" table:style-name="ce14">
            <text:p>Multi-layer Perceptron</text:p>
          </table:table-cell>
          <table:table-cell office:value-type="string" table:style-name="ce15">
            <text:p>1.0</text:p>
          </table:table-cell>
          <table:table-cell table:style-name="ce15"/>
          <table:table-cell office:value-type="string" table:style-name="ce15">
            <text:p>0.6222</text:p>
          </table:table-cell>
          <table:table-cell office:value-type="string" table:style-name="ce16">
            <text:p>0.0871</text:p>
          </table:table-cell>
          <table:table-cell office:value-type="string" table:style-name="ce15">
            <text:p>0.3996</text:p>
          </table:table-cell>
          <table:table-cell office:value-type="string" table:style-name="ce16">
            <text:p>0.2293</text:p>
          </table:table-cell>
          <table:table-cell office:value-type="string" table:style-name="ce15">
            <text:p>0.3870</text:p>
          </table:table-cell>
          <table:table-cell office:value-type="string" table:style-name="ce16">
            <text:p>0.2491</text:p>
          </table:table-cell>
          <table:table-cell office:value-type="string" table:style-name="ce15">
            <text:p>0.5216</text:p>
          </table:table-cell>
          <table:table-cell office:value-type="string" table:style-name="ce16">
            <text:p>0.0898</text:p>
          </table:table-cell>
          <table:table-cell table:number-columns-repeated="16373"/>
        </table:table-row>
        <table:table-row table:style-name="ro1">
          <table:table-cell office:value-type="string" table:style-name="ce17">
            <text:p>Random Forest</text:p>
          </table:table-cell>
          <table:table-cell office:value-type="string" table:style-name="ce1">
            <text:p>1.0</text:p>
          </table:table-cell>
          <table:table-cell table:style-name="ce1"/>
          <table:table-cell office:value-type="string" table:style-name="ce1">
            <text:p>0.6611</text:p>
          </table:table-cell>
          <table:table-cell office:value-type="string" table:style-name="ce18">
            <text:p>0.1404</text:p>
          </table:table-cell>
          <table:table-cell office:value-type="string" table:style-name="ce1">
            <text:p>0.6355</text:p>
          </table:table-cell>
          <table:table-cell office:value-type="string" table:style-name="ce18">
            <text:p>0.2812</text:p>
          </table:table-cell>
          <table:table-cell office:value-type="string" table:style-name="ce1">
            <text:p>0.1253</text:p>
          </table:table-cell>
          <table:table-cell office:value-type="string" table:style-name="ce18">
            <text:p>0.1946</text:p>
          </table:table-cell>
          <table:table-cell office:value-type="string" table:style-name="ce1">
            <text:p>0.5398</text:p>
          </table:table-cell>
          <table:table-cell office:value-type="string" table:style-name="ce18">
            <text:p>0.0644</text:p>
          </table:table-cell>
          <table:table-cell table:number-columns-repeated="16373"/>
        </table:table-row>
        <table:table-row table:style-name="ro1">
          <table:table-cell office:value-type="string" table:style-name="ce19">
            <text:p>Decision Tree</text:p>
          </table:table-cell>
          <table:table-cell office:value-type="string" table:style-name="ce20">
            <text:p>1.0</text:p>
          </table:table-cell>
          <table:table-cell table:style-name="ce20"/>
          <table:table-cell office:value-type="string" table:style-name="ce20">
            <text:p>0.5722</text:p>
          </table:table-cell>
          <table:table-cell office:value-type="string" table:style-name="ce21">
            <text:p>0.1268</text:p>
          </table:table-cell>
          <table:table-cell office:value-type="string" table:style-name="ce20">
            <text:p>0.3915</text:p>
          </table:table-cell>
          <table:table-cell office:value-type="string" table:style-name="ce21">
            <text:p>0.1767</text:p>
          </table:table-cell>
          <table:table-cell office:value-type="string" table:style-name="ce20">
            <text:p>0.4020</text:p>
          </table:table-cell>
          <table:table-cell office:value-type="string" table:style-name="ce21">
            <text:p>0.1402</text:p>
          </table:table-cell>
          <table:table-cell office:value-type="string" table:style-name="ce20">
            <text:p>0.5065</text:p>
          </table:table-cell>
          <table:table-cell office:value-type="string" table:style-name="ce21">
            <text:p>0.0994</text:p>
          </table:table-cell>
          <table:table-cell table:number-columns-repeated="16373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style-name="ce28">
            <text:p>APRENDIZAJE SEMI-SUPERVISADO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5">
          <table:table-cell office:value-type="string" table:style-name="ce29">
            <text:p>LabelPropagation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13" table:style-name="ce25">
            <text:p>13</text:p>
          </table:table-cell>
          <table:table-cell office:value-type="float" office:value="14" table:style-name="ce25">
            <text:p>14</text:p>
          </table:table-cell>
          <table:table-cell office:value-type="float" office:value="15" table:style-name="ce25">
            <text:p>15</text:p>
          </table:table-cell>
          <table:table-cell office:value-type="float" office:value="16" table:style-name="ce25">
            <text:p>16</text:p>
          </table:table-cell>
          <table:table-cell office:value-type="float" office:value="17" table:style-name="ce25">
            <text:p>17</text:p>
          </table:table-cell>
          <table:table-cell office:value-type="float" office:value="18" table:style-name="ce25">
            <text:p>18</text:p>
          </table:table-cell>
          <table:table-cell office:value-type="float" office:value="19" table:style-name="ce25">
            <text:p>19</text:p>
          </table:table-cell>
          <table:table-cell office:value-type="float" office:value="20" table:style-name="ce25">
            <text:p>20</text:p>
          </table:table-cell>
          <table:table-cell office:value-type="float" office:value="21" table:style-name="ce25">
            <text:p>21</text:p>
          </table:table-cell>
          <table:table-cell office:value-type="float" office:value="22" table:style-name="ce25">
            <text:p>22</text:p>
          </table:table-cell>
          <table:table-cell office:value-type="float" office:value="23" table:style-name="ce25">
            <text:p>23</text:p>
          </table:table-cell>
          <table:table-cell office:value-type="float" office:value="24" table:style-name="ce25">
            <text:p>24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7" table:style-name="ce25">
            <text:p>27</text:p>
          </table:table-cell>
          <table:table-cell office:value-type="float" office:value="28" table:style-name="ce25">
            <text:p>28</text:p>
          </table:table-cell>
          <table:table-cell office:value-type="float" office:value="29" table:style-name="ce25">
            <text:p>29</text:p>
          </table:table-cell>
          <table:table-cell table:number-columns-repeated="16353"/>
        </table:table-row>
        <table:table-row table:style-name="ro1">
          <table:table-cell office:value-type="string" table:style-name="ce25">
            <text:p>ACC mean on train</text:p>
          </table:table-cell>
          <table:table-cell office:value-type="float" office:value="0.41958041958041958" table:style-name="ce1">
            <text:p>0,41958042</text:p>
          </table:table-cell>
          <table:table-cell office:value-type="float" office:value="0.41958041958041958" table:style-name="ce1">
            <text:p>0,41958042</text:p>
          </table:table-cell>
          <table:table-cell office:value-type="float" office:value="0.4358974358974359" table:style-name="ce1">
            <text:p>0,435897436</text:p>
          </table:table-cell>
          <table:table-cell office:value-type="float" office:value="0.43356643356643348" table:style-name="ce1">
            <text:p>0,433566434</text:p>
          </table:table-cell>
          <table:table-cell office:value-type="float" office:value="0.43822843822843821" table:style-name="ce1">
            <text:p>0,438228438</text:p>
          </table:table-cell>
          <table:table-cell office:value-type="float" office:value="0.42191142191142189" table:style-name="ce1">
            <text:p>0,421911422</text:p>
          </table:table-cell>
          <table:table-cell office:value-type="float" office:value="0.40093240093240101" table:style-name="ce1">
            <text:p>0,400932401</text:p>
          </table:table-cell>
          <table:table-cell office:value-type="float" office:value="0.40792540792540788" table:style-name="ce1">
            <text:p>0,407925408</text:p>
          </table:table-cell>
          <table:table-cell office:value-type="float" office:value="0.40792540792540788" table:style-name="ce1">
            <text:p>0,407925408</text:p>
          </table:table-cell>
          <table:table-cell office:value-type="float" office:value="0.42657342657342662" table:style-name="ce1">
            <text:p>0,426573427</text:p>
          </table:table-cell>
          <table:table-cell office:value-type="float" office:value="0.41025641025641019" table:style-name="ce1">
            <text:p>0,41025641</text:p>
          </table:table-cell>
          <table:table-cell office:value-type="float" office:value="0.44289044289044288" table:style-name="ce1">
            <text:p>0,442890443</text:p>
          </table:table-cell>
          <table:table-cell office:value-type="float" office:value="0.42657342657342662" table:style-name="ce1">
            <text:p>0,426573427</text:p>
          </table:table-cell>
          <table:table-cell office:value-type="float" office:value="0.41491841491841491" table:style-name="ce1">
            <text:p>0,414918415</text:p>
          </table:table-cell>
          <table:table-cell office:value-type="float" office:value="0.37995337995338002" table:style-name="ce1">
            <text:p>0,37995338</text:p>
          </table:table-cell>
          <table:table-cell office:value-type="float" office:value="0.40093240093240101" table:style-name="ce1">
            <text:p>0,400932401</text:p>
          </table:table-cell>
          <table:table-cell office:value-type="float" office:value="0.42424242424242431" table:style-name="ce1">
            <text:p>0,424242424</text:p>
          </table:table-cell>
          <table:table-cell office:value-type="float" office:value="0.42191142191142189" table:style-name="ce1">
            <text:p>0,421911422</text:p>
          </table:table-cell>
          <table:table-cell office:value-type="float" office:value="0.40792540792540788" table:style-name="ce1">
            <text:p>0,407925408</text:p>
          </table:table-cell>
          <table:table-cell office:value-type="float" office:value="0.43123543123543118" table:style-name="ce1">
            <text:p>0,431235431</text:p>
          </table:table-cell>
          <table:table-cell office:value-type="float" office:value="0.42890442890442892" table:style-name="ce1">
            <text:p>0,428904429</text:p>
          </table:table-cell>
          <table:table-cell office:value-type="float" office:value="0.43822843822843821" table:style-name="ce1">
            <text:p>0,438228438</text:p>
          </table:table-cell>
          <table:table-cell office:value-type="float" office:value="0.43123543123543118" table:style-name="ce1">
            <text:p>0,431235431</text:p>
          </table:table-cell>
          <table:table-cell office:value-type="float" office:value="0.41258741258741261" table:style-name="ce1">
            <text:p>0,412587413</text:p>
          </table:table-cell>
          <table:table-cell office:value-type="float" office:value="0.41958041958041958" table:style-name="ce1">
            <text:p>0,41958042</text:p>
          </table:table-cell>
          <table:table-cell office:value-type="float" office:value="0.40792540792540788" table:style-name="ce1">
            <text:p>0,407925408</text:p>
          </table:table-cell>
          <table:table-cell office:value-type="float" office:value="0.41025641025641019" table:style-name="ce1">
            <text:p>0,41025641</text:p>
          </table:table-cell>
          <table:table-cell office:value-type="float" office:value="0.44055944055944057" table:style-name="ce1">
            <text:p>0,440559441</text:p>
          </table:table-cell>
          <table:table-cell office:value-type="float" office:value="0.42191142191142189" table:style-name="ce1">
            <text:p>0,421911422</text:p>
          </table:table-cell>
          <table:table-cell office:value-type="float" office:value="0.45687645687645689" table:style-name="ce1">
            <text:p>0,456876457</text:p>
          </table:table-cell>
          <table:table-cell table:number-columns-repeated="16353"/>
        </table:table-row>
        <table:table-row table:style-name="ro1">
          <table:table-cell office:value-type="string" table:style-name="ce25">
            <text:p>ACC mean on test</text:p>
          </table:table-cell>
          <table:table-cell office:value-type="float" office:value="0.49074074074074081" table:style-name="ce1">
            <text:p>0,490740741</text:p>
          </table:table-cell>
          <table:table-cell office:value-type="float" office:value="0.53703703703703709" table:style-name="ce1">
            <text:p>0,537037037</text:p>
          </table:table-cell>
          <table:table-cell office:value-type="float" office:value="0.52777777777777779" table:style-name="ce1">
            <text:p>0,527777778</text:p>
          </table:table-cell>
          <table:table-cell office:value-type="float" office:value="0.56481481481481477" table:style-name="ce1">
            <text:p>0,564814815</text:p>
          </table:table-cell>
          <table:table-cell office:value-type="float" office:value="0.62962962962962965" table:style-name="ce1">
            <text:p>0,62962963</text:p>
          </table:table-cell>
          <table:table-cell office:value-type="float" office:value="0.59259259259259256" table:style-name="ce1">
            <text:p>0,592592593</text:p>
          </table:table-cell>
          <table:table-cell office:value-type="float" office:value="0.61111111111111116" table:style-name="ce1">
            <text:p>0,611111111</text:p>
          </table:table-cell>
          <table:table-cell office:value-type="float" office:value="0.52777777777777779" table:style-name="ce1">
            <text:p>0,527777778</text:p>
          </table:table-cell>
          <table:table-cell office:value-type="float" office:value="0.55555555555555558" table:style-name="ce1">
            <text:p>0,555555556</text:p>
          </table:table-cell>
          <table:table-cell office:value-type="float" office:value="0.55555555555555558" table:style-name="ce1">
            <text:p>0,555555556</text:p>
          </table:table-cell>
          <table:table-cell office:value-type="float" office:value="0.55555555555555558" table:style-name="ce1">
            <text:p>0,555555556</text:p>
          </table:table-cell>
          <table:table-cell office:value-type="float" office:value="0.59259259259259256" table:style-name="ce1">
            <text:p>0,592592593</text:p>
          </table:table-cell>
          <table:table-cell office:value-type="float" office:value="0.59259259259259256" table:style-name="ce1">
            <text:p>0,592592593</text:p>
          </table:table-cell>
          <table:table-cell office:value-type="float" office:value="0.53703703703703709" table:style-name="ce1">
            <text:p>0,537037037</text:p>
          </table:table-cell>
          <table:table-cell office:value-type="float" office:value="0.53703703703703709" table:style-name="ce1">
            <text:p>0,537037037</text:p>
          </table:table-cell>
          <table:table-cell office:value-type="float" office:value="0.63888888888888884" table:style-name="ce1">
            <text:p>0,638888889</text:p>
          </table:table-cell>
          <table:table-cell office:value-type="float" office:value="0.60185185185185186" table:style-name="ce1">
            <text:p>0,601851852</text:p>
          </table:table-cell>
          <table:table-cell office:value-type="float" office:value="0.58333333333333337" table:style-name="ce1">
            <text:p>0,583333333</text:p>
          </table:table-cell>
          <table:table-cell office:value-type="float" office:value="0.56481481481481477" table:style-name="ce1">
            <text:p>0,564814815</text:p>
          </table:table-cell>
          <table:table-cell office:value-type="float" office:value="0.57407407407407407" table:style-name="ce1">
            <text:p>0,574074074</text:p>
          </table:table-cell>
          <table:table-cell office:value-type="float" office:value="0.70370370370370372" table:style-name="ce1">
            <text:p>0,703703704</text:p>
          </table:table-cell>
          <table:table-cell office:value-type="float" office:value="0.53703703703703709" table:style-name="ce1">
            <text:p>0,537037037</text:p>
          </table:table-cell>
          <table:table-cell office:value-type="float" office:value="0.59259259259259256" table:style-name="ce1">
            <text:p>0,592592593</text:p>
          </table:table-cell>
          <table:table-cell office:value-type="float" office:value="0.66666666666666663" table:style-name="ce1">
            <text:p>0,666666667</text:p>
          </table:table-cell>
          <table:table-cell office:value-type="float" office:value="0.62037037037037035" table:style-name="ce1">
            <text:p>0,62037037</text:p>
          </table:table-cell>
          <table:table-cell office:value-type="float" office:value="0.58333333333333337" table:style-name="ce1">
            <text:p>0,583333333</text:p>
          </table:table-cell>
          <table:table-cell office:value-type="float" office:value="0.54629629629629628" table:style-name="ce1">
            <text:p>0,546296296</text:p>
          </table:table-cell>
          <table:table-cell office:value-type="float" office:value="0.59259259259259256" table:style-name="ce1">
            <text:p>0,592592593</text:p>
          </table:table-cell>
          <table:table-cell office:value-type="float" office:value="0.60185185185185186" table:style-name="ce1">
            <text:p>0,601851852</text:p>
          </table:table-cell>
          <table:table-cell office:value-type="float" office:value="0.54629629629629628" table:style-name="ce1">
            <text:p>0,546296296</text:p>
          </table:table-cell>
          <table:table-cell table:number-columns-repeated="16353"/>
        </table:table-row>
        <table:table-row table:style-name="ro1">
          <table:table-cell office:value-type="string" table:style-name="ce25">
            <text:p>Precision mean on test</text:p>
          </table:table-cell>
          <table:table-cell office:value-type="float" office:value="0.23684210526315791" table:style-name="ce1">
            <text:p>0,236842105</text:p>
          </table:table-cell>
          <table:table-cell office:value-type="float" office:value="0.14634146341463411" table:style-name="ce1">
            <text:p>0,146341463</text:p>
          </table:table-cell>
          <table:table-cell office:value-type="float" office:value="5.8823529411764712E-2" table:style-name="ce1">
            <text:p>0,058823529</text:p>
          </table:table-cell>
          <table:table-cell office:value-type="float" office:value="0.14285714285714279" table:style-name="ce1">
            <text:p>0,142857143</text:p>
          </table:table-cell>
          <table:table-cell office:value-type="float" office:value="0.16666666666666671" table:style-name="ce1">
            <text:p>0,166666667</text:p>
          </table:table-cell>
          <table:table-cell office:value-type="float" office:value="0.12195121951219511" table:style-name="ce1">
            <text:p>0,12195122</text:p>
          </table:table-cell>
          <table:table-cell office:value-type="float" office:value="0.125" table:style-name="ce1">
            <text:p>0,125</text:p>
          </table:table-cell>
          <table:table-cell office:value-type="float" office:value="0.1621621621621622" table:style-name="ce1">
            <text:p>0,162162162</text:p>
          </table:table-cell>
          <table:table-cell office:value-type="float" office:value="0.1333333333333333" table:style-name="ce1">
            <text:p>0,133333333</text:p>
          </table:table-cell>
          <table:table-cell office:value-type="float" office:value="0.40625" table:style-name="ce1">
            <text:p>0,40625</text:p>
          </table:table-cell>
          <table:table-cell office:value-type="float" office:value="0.15789473684210531" table:style-name="ce1">
            <text:p>0,157894737</text:p>
          </table:table-cell>
          <table:table-cell office:value-type="float" office:value="0.29268292682926828" table:style-name="ce1">
            <text:p>0,292682927</text:p>
          </table:table-cell>
          <table:table-cell office:value-type="float" office:value="0.1764705882352941" table:style-name="ce1">
            <text:p>0,176470588</text:p>
          </table:table-cell>
          <table:table-cell office:value-type="float" office:value="0.2608695652173913" table:style-name="ce1">
            <text:p>0,260869565</text:p>
          </table:table-cell>
          <table:table-cell office:value-type="float" office:value="0.1025641025641026" table:style-name="ce1">
            <text:p>0,102564103</text:p>
          </table:table-cell>
          <table:table-cell office:value-type="float" office:value="0.14285714285714279" table:style-name="ce1">
            <text:p>0,142857143</text:p>
          </table:table-cell>
          <table:table-cell office:value-type="float" office:value="0.23809523809523811" table:style-name="ce1">
            <text:p>0,238095238</text:p>
          </table:table-cell>
          <table:table-cell office:value-type="float" office:value="0.33333333333333331" table:style-name="ce1">
            <text:p>0,333333333</text:p>
          </table:table-cell>
          <table:table-cell office:value-type="float" office:value="0.16279069767441859" table:style-name="ce1">
            <text:p>0,162790698</text:p>
          </table:table-cell>
          <table:table-cell office:value-type="float" office:value="0.22222222222222221" table:style-name="ce1">
            <text:p>0,222222222</text:p>
          </table:table-cell>
          <table:table-cell office:value-type="float" office:value="0.27272727272727271" table:style-name="ce1">
            <text:p>0,272727273</text:p>
          </table:table-cell>
          <table:table-cell office:value-type="float" office:value="0.15909090909090909" table:style-name="ce1">
            <text:p>0,159090909</text:p>
          </table:table-cell>
          <table:table-cell office:value-type="float" office:value="0.17073170731707321" table:style-name="ce1">
            <text:p>0,170731707</text:p>
          </table:table-cell>
          <table:table-cell office:value-type="float" office:value="0.21875" table:style-name="ce1">
            <text:p>0,21875</text:p>
          </table:table-cell>
          <table:table-cell office:value-type="float" office:value="0.35" table:style-name="ce1">
            <text:p>0,35</text:p>
          </table:table-cell>
          <table:table-cell office:value-type="float" office:value="0.24324324324324331" table:style-name="ce1">
            <text:p>0,243243243</text:p>
          </table:table-cell>
          <table:table-cell office:value-type="float" office:value="9.3023255813953487E-2" table:style-name="ce1">
            <text:p>0,093023256</text:p>
          </table:table-cell>
          <table:table-cell office:value-type="float" office:value="0.30769230769230771" table:style-name="ce1">
            <text:p>0,307692308</text:p>
          </table:table-cell>
          <table:table-cell office:value-type="float" office:value="0.20454545454545461" table:style-name="ce1">
            <text:p>0,204545455</text:p>
          </table:table-cell>
          <table:table-cell office:value-type="float" office:value="0.28947368421052633" table:style-name="ce1">
            <text:p>0,289473684</text:p>
          </table:table-cell>
          <table:table-cell table:number-columns-repeated="16353"/>
        </table:table-row>
        <table:table-row table:style-name="ro1">
          <table:table-cell office:value-type="string" table:style-name="ce25">
            <text:p>Recall mean on test</text:p>
          </table:table-cell>
          <table:table-cell office:value-type="float" office:value="0.25714285714285712" table:style-name="ce1">
            <text:p>0,257142857</text:p>
          </table:table-cell>
          <table:table-cell office:value-type="float" office:value="0.2857142857142857" table:style-name="ce1">
            <text:p>0,285714286</text:p>
          </table:table-cell>
          <table:table-cell office:value-type="float" office:value="9.5238095238095233E-2" table:style-name="ce1">
            <text:p>0,095238095</text:p>
          </table:table-cell>
          <table:table-cell office:value-type="float" office:value="0.35294117647058831" table:style-name="ce1">
            <text:p>0,352941176</text:p>
          </table:table-cell>
          <table:table-cell office:value-type="float" office:value="0.375" table:style-name="ce1">
            <text:p>0,375</text:p>
          </table:table-cell>
          <table:table-cell office:value-type="float" office:value="0.38461538461538458" table:style-name="ce1">
            <text:p>0,384615385</text:p>
          </table:table-cell>
          <table:table-cell office:value-type="float" office:value="0.41666666666666669" table:style-name="ce1">
            <text:p>0,416666667</text:p>
          </table:table-cell>
          <table:table-cell office:value-type="float" office:value="0.23076923076923081" table:style-name="ce1">
            <text:p>0,230769231</text:p>
          </table:table-cell>
          <table:table-cell office:value-type="float" office:value="0.4" table:style-name="ce1">
            <text:p>0,4</text:p>
          </table:table-cell>
          <table:table-cell office:value-type="float" office:value="0.30952380952380948" table:style-name="ce1">
            <text:p>0,30952381</text:p>
          </table:table-cell>
          <table:table-cell office:value-type="float" office:value="0.27272727272727271" table:style-name="ce1">
            <text:p>0,272727273</text:p>
          </table:table-cell>
          <table:table-cell office:value-type="float" office:value="0.44444444444444442" table:style-name="ce1">
            <text:p>0,444444444</text:p>
          </table:table-cell>
          <table:table-cell office:value-type="float" office:value="0.27272727272727271" table:style-name="ce1">
            <text:p>0,272727273</text:p>
          </table:table-cell>
          <table:table-cell office:value-type="float" office:value="0.42857142857142849" table:style-name="ce1">
            <text:p>0,428571429</text:p>
          </table:table-cell>
          <table:table-cell office:value-type="float" office:value="0.2105263157894737" table:style-name="ce1">
            <text:p>0,210526316</text:p>
          </table:table-cell>
          <table:table-cell office:value-type="float" office:value="0.35714285714285721" table:style-name="ce1">
            <text:p>0,357142857</text:p>
          </table:table-cell>
          <table:table-cell office:value-type="float" office:value="0.47619047619047622" table:style-name="ce1">
            <text:p>0,476190476</text:p>
          </table:table-cell>
          <table:table-cell office:value-type="float" office:value="0.3235294117647059" table:style-name="ce1">
            <text:p>0,323529412</text:p>
          </table:table-cell>
          <table:table-cell office:value-type="float" office:value="0.3888888888888889" table:style-name="ce1">
            <text:p>0,388888889</text:p>
          </table:table-cell>
          <table:table-cell office:value-type="float" office:value="0.47619047619047622" table:style-name="ce1">
            <text:p>0,476190476</text:p>
          </table:table-cell>
          <table:table-cell office:value-type="float" office:value="0.52941176470588236" table:style-name="ce1">
            <text:p>0,529411765</text:p>
          </table:table-cell>
          <table:table-cell office:value-type="float" office:value="0.35" table:style-name="ce1">
            <text:p>0,35</text:p>
          </table:table-cell>
          <table:table-cell office:value-type="float" office:value="0.41176470588235292" table:style-name="ce1">
            <text:p>0,411764706</text:p>
          </table:table-cell>
          <table:table-cell office:value-type="float" office:value="0.3888888888888889" table:style-name="ce1">
            <text:p>0,388888889</text:p>
          </table:table-cell>
          <table:table-cell office:value-type="float" office:value="0.48275862068965519" table:style-name="ce1">
            <text:p>0,482758621</text:p>
          </table:table-cell>
          <table:table-cell office:value-type="float" office:value="0.34615384615384609" table:style-name="ce1">
            <text:p>0,346153846</text:p>
          </table:table-cell>
          <table:table-cell office:value-type="float" office:value="0.2857142857142857" table:style-name="ce1">
            <text:p>0,285714286</text:p>
          </table:table-cell>
          <table:table-cell office:value-type="float" office:value="0.41379310344827591" table:style-name="ce1">
            <text:p>0,413793103</text:p>
          </table:table-cell>
          <table:table-cell office:value-type="float" office:value="0.52941176470588236" table:style-name="ce1">
            <text:p>0,529411765</text:p>
          </table:table-cell>
          <table:table-cell office:value-type="float" office:value="0.33333333333333331" table:style-name="ce1">
            <text:p>0,333333333</text:p>
          </table:table-cell>
          <table:table-cell table:number-columns-repeated="16353"/>
        </table:table-row>
        <table:table-row table:style-name="ro1">
          <table:table-cell office:value-type="string" table:style-name="ce25">
            <text:p>F1 mean on test</text:p>
          </table:table-cell>
          <table:table-cell office:value-type="float" office:value="0.24657534246575341" table:style-name="ce1">
            <text:p>0,246575342</text:p>
          </table:table-cell>
          <table:table-cell office:value-type="float" office:value="0.19354838709677419" table:style-name="ce1">
            <text:p>0,193548387</text:p>
          </table:table-cell>
          <table:table-cell office:value-type="float" office:value="7.272727272727271E-2" table:style-name="ce1">
            <text:p>0,072727273</text:p>
          </table:table-cell>
          <table:table-cell office:value-type="float" office:value="0.20338983050847459" table:style-name="ce1">
            <text:p>0,203389831</text:p>
          </table:table-cell>
          <table:table-cell office:value-type="float" office:value="0.23076923076923081" table:style-name="ce1">
            <text:p>0,230769231</text:p>
          </table:table-cell>
          <table:table-cell office:value-type="float" office:value="0.1851851851851852" table:style-name="ce1">
            <text:p>0,185185185</text:p>
          </table:table-cell>
          <table:table-cell office:value-type="float" office:value="0.19230769230769229" table:style-name="ce1">
            <text:p>0,192307692</text:p>
          </table:table-cell>
          <table:table-cell office:value-type="float" office:value="0.19047619047619049" table:style-name="ce1">
            <text:p>0,19047619</text:p>
          </table:table-cell>
          <table:table-cell office:value-type="float" office:value="0.2" table:style-name="ce1">
            <text:p>0,2</text:p>
          </table:table-cell>
          <table:table-cell office:value-type="float" office:value="0.35135135135135132" table:style-name="ce1">
            <text:p>0,351351351</text:p>
          </table:table-cell>
          <table:table-cell office:value-type="float" office:value="0.2" table:style-name="ce1">
            <text:p>0,2</text:p>
          </table:table-cell>
          <table:table-cell office:value-type="float" office:value="0.3529411764705882" table:style-name="ce1">
            <text:p>0,352941176</text:p>
          </table:table-cell>
          <table:table-cell office:value-type="float" office:value="0.2142857142857143" table:style-name="ce1">
            <text:p>0,214285714</text:p>
          </table:table-cell>
          <table:table-cell office:value-type="float" office:value="0.32432432432432429" table:style-name="ce1">
            <text:p>0,324324324</text:p>
          </table:table-cell>
          <table:table-cell office:value-type="float" office:value="0.13793103448275859" table:style-name="ce1">
            <text:p>0,137931034</text:p>
          </table:table-cell>
          <table:table-cell office:value-type="float" office:value="0.2040816326530612" table:style-name="ce1">
            <text:p>0,204081633</text:p>
          </table:table-cell>
          <table:table-cell office:value-type="float" office:value="0.3174603174603175" table:style-name="ce1">
            <text:p>0,317460317</text:p>
          </table:table-cell>
          <table:table-cell office:value-type="float" office:value="0.32835820895522388" table:style-name="ce1">
            <text:p>0,328358209</text:p>
          </table:table-cell>
          <table:table-cell office:value-type="float" office:value="0.22950819672131151" table:style-name="ce1">
            <text:p>0,229508197</text:p>
          </table:table-cell>
          <table:table-cell office:value-type="float" office:value="0.30303030303030298" table:style-name="ce1">
            <text:p>0,303030303</text:p>
          </table:table-cell>
          <table:table-cell office:value-type="float" office:value="0.36" table:style-name="ce1">
            <text:p>0,36</text:p>
          </table:table-cell>
          <table:table-cell office:value-type="float" office:value="0.21875" table:style-name="ce1">
            <text:p>0,21875</text:p>
          </table:table-cell>
          <table:table-cell office:value-type="float" office:value="0.2413793103448276" table:style-name="ce1">
            <text:p>0,24137931</text:p>
          </table:table-cell>
          <table:table-cell office:value-type="float" office:value="0.28000000000000003" table:style-name="ce1">
            <text:p>0,28</text:p>
          </table:table-cell>
          <table:table-cell office:value-type="float" office:value="0.40579710144927539" table:style-name="ce1">
            <text:p>0,405797101</text:p>
          </table:table-cell>
          <table:table-cell office:value-type="float" office:value="0.2857142857142857" table:style-name="ce1">
            <text:p>0,285714286</text:p>
          </table:table-cell>
          <table:table-cell office:value-type="float" office:value="0.14035087719298239" table:style-name="ce1">
            <text:p>0,140350877</text:p>
          </table:table-cell>
          <table:table-cell office:value-type="float" office:value="0.35294117647058831" table:style-name="ce1">
            <text:p>0,352941176</text:p>
          </table:table-cell>
          <table:table-cell office:value-type="float" office:value="0.29508196721311469" table:style-name="ce1">
            <text:p>0,295081967</text:p>
          </table:table-cell>
          <table:table-cell office:value-type="float" office:value="0.3098591549295775" table:style-name="ce1">
            <text:p>0,309859155</text:p>
          </table:table-cell>
          <table:table-cell table:number-columns-repeated="16353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25">
            <text:p>Media</text:p>
          </table:table-cell>
          <table:table-cell office:value-type="string" table:style-name="ce25">
            <text:p>DesviacionEstandar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5">
            <text:p>ACC mean on train</text:p>
          </table:table-cell>
          <table:table-cell office:value-type="float" office:value="0.42136752136752131" table:style-name="ce1">
            <text:p>0,421367521</text:p>
          </table:table-cell>
          <table:table-cell office:value-type="float" office:value="1.5257929259849701E-2" table:style-name="ce1">
            <text:p>0,015257929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5">
            <text:p>ACC mean on test</text:p>
          </table:table-cell>
          <table:table-cell office:value-type="float" office:value="0.57870370370370372" table:style-name="ce1">
            <text:p>0,578703704</text:p>
          </table:table-cell>
          <table:table-cell office:value-type="float" office:value="4.4131485587037327E-2" table:style-name="ce1">
            <text:p>0,044131486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5">
            <text:p>Precision mean on test</text:p>
          </table:table-cell>
          <table:table-cell office:value-type="float" office:value="0.20330953370441041" table:style-name="ce1">
            <text:p>0,203309534</text:p>
          </table:table-cell>
          <table:table-cell office:value-type="float" office:value="8.1740243970792992E-2" table:style-name="ce1">
            <text:p>0,081740244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5">
            <text:p>Recall mean on test</text:p>
          </table:table-cell>
          <table:table-cell office:value-type="float" office:value="0.36099268880335389" table:style-name="ce1">
            <text:p>0,360992689</text:p>
          </table:table-cell>
          <table:table-cell office:value-type="float" office:value="9.5758133676291768E-2" table:style-name="ce1">
            <text:p>0,095758134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5">
            <text:p>F1 mean on test</text:p>
          </table:table-cell>
          <table:table-cell office:value-type="float" office:value="0.2522708421528726" table:style-name="ce1">
            <text:p>0,252270842</text:p>
          </table:table-cell>
          <table:table-cell office:value-type="float" office:value="7.6850120216515175E-2" table:style-name="ce1">
            <text:p>0,07685012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5">
          <table:table-cell office:value-type="string" table:style-name="ce29">
            <text:p>SelfTrainingClassifier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5">
          <table:table-cell office:value-type="string" table:style-name="ce26">
            <text:p>GAUSSIAN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7">
            <text:p>ACC mean on train</text:p>
          </table:table-cell>
          <table:table-cell office:value-type="float" office:value="0.356643356643357" table:style-name="ce1">
            <text:p>0,356643357</text:p>
          </table:table-cell>
          <table:table-cell office:value-type="float" office:value="0.25407925407925402" table:style-name="ce1">
            <text:p>0,254079254</text:p>
          </table:table-cell>
          <table:table-cell office:value-type="float" office:value="0.25174825174825199" table:style-name="ce1">
            <text:p>0,251748252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351981351981352" table:style-name="ce1">
            <text:p>0,351981352</text:p>
          </table:table-cell>
          <table:table-cell office:value-type="float" office:value="0.24242424242424199" table:style-name="ce1">
            <text:p>0,242424242</text:p>
          </table:table-cell>
          <table:table-cell office:value-type="float" office:value="0.23310023310023301" table:style-name="ce1">
            <text:p>0,233100233</text:p>
          </table:table-cell>
          <table:table-cell office:value-type="float" office:value="0.27505827505827501" table:style-name="ce1">
            <text:p>0,275058275</text:p>
          </table:table-cell>
          <table:table-cell office:value-type="float" office:value="0.35431235431235403" table:style-name="ce1">
            <text:p>0,354312354</text:p>
          </table:table-cell>
          <table:table-cell office:value-type="float" office:value="0.34265734265734299" table:style-name="ce1">
            <text:p>0,342657343</text:p>
          </table:table-cell>
          <table:table-cell office:value-type="float" office:value="0.37296037296037299" table:style-name="ce1">
            <text:p>0,372960373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37062937062937101" table:style-name="ce1">
            <text:p>0,370629371</text:p>
          </table:table-cell>
          <table:table-cell office:value-type="float" office:value="0.36130536130536101" table:style-name="ce1">
            <text:p>0,361305361</text:p>
          </table:table-cell>
          <table:table-cell office:value-type="float" office:value="0.230769230769231" table:style-name="ce1">
            <text:p>0,230769231</text:p>
          </table:table-cell>
          <table:table-cell office:value-type="float" office:value="0.386946386946387" table:style-name="ce1">
            <text:p>0,386946387</text:p>
          </table:table-cell>
          <table:table-cell office:value-type="float" office:value="0.356643356643357" table:style-name="ce1">
            <text:p>0,356643357</text:p>
          </table:table-cell>
          <table:table-cell office:value-type="float" office:value="0.36829836829836798" table:style-name="ce1">
            <text:p>0,368298368</text:p>
          </table:table-cell>
          <table:table-cell office:value-type="float" office:value="0.23776223776223801" table:style-name="ce1">
            <text:p>0,237762238</text:p>
          </table:table-cell>
          <table:table-cell office:value-type="float" office:value="0.27738927738927699" table:style-name="ce1">
            <text:p>0,277389277</text:p>
          </table:table-cell>
          <table:table-cell office:value-type="float" office:value="0.37296037296037299" table:style-name="ce1">
            <text:p>0,372960373</text:p>
          </table:table-cell>
          <table:table-cell office:value-type="float" office:value="0.37296037296037299" table:style-name="ce1">
            <text:p>0,372960373</text:p>
          </table:table-cell>
          <table:table-cell office:value-type="float" office:value="0.391608391608392" table:style-name="ce1">
            <text:p>0,391608392</text:p>
          </table:table-cell>
          <table:table-cell office:value-type="float" office:value="0.24242424242424199" table:style-name="ce1">
            <text:p>0,242424242</text:p>
          </table:table-cell>
          <table:table-cell office:value-type="float" office:value="0.38461538461538503" table:style-name="ce1">
            <text:p>0,384615385</text:p>
          </table:table-cell>
          <table:table-cell office:value-type="float" office:value="0.24475524475524499" table:style-name="ce1">
            <text:p>0,244755245</text:p>
          </table:table-cell>
          <table:table-cell office:value-type="float" office:value="0.36596736596736601" table:style-name="ce1">
            <text:p>0,365967366</text:p>
          </table:table-cell>
          <table:table-cell office:value-type="float" office:value="0.34965034965035002" table:style-name="ce1">
            <text:p>0,34965035</text:p>
          </table:table-cell>
          <table:table-cell office:value-type="float" office:value="0.326340326340326" table:style-name="ce1">
            <text:p>0,326340326</text:p>
          </table:table-cell>
          <table:table-cell office:value-type="float" office:value="0.37296037296037299" table:style-name="ce1">
            <text:p>0,372960373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ACC mean on test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41666666666666702" table:style-name="ce1">
            <text:p>0,416666667</text:p>
          </table:table-cell>
          <table:table-cell office:value-type="float" office:value="0.46296296296296302" table:style-name="ce1">
            <text:p>0,462962963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32407407407407401" table:style-name="ce1">
            <text:p>0,324074074</text:p>
          </table:table-cell>
          <table:table-cell office:value-type="float" office:value="0.42592592592592599" table:style-name="ce1">
            <text:p>0,425925926</text:p>
          </table:table-cell>
          <table:table-cell office:value-type="float" office:value="0.41666666666666702" table:style-name="ce1">
            <text:p>0,416666667</text:p>
          </table:table-cell>
          <table:table-cell office:value-type="float" office:value="0.62962962962962998" table:style-name="ce1">
            <text:p>0,62962963</text:p>
          </table:table-cell>
          <table:table-cell office:value-type="float" office:value="0.69444444444444398" table:style-name="ce1">
            <text:p>0,694444444</text:p>
          </table:table-cell>
          <table:table-cell office:value-type="float" office:value="0.62037037037037002" table:style-name="ce1">
            <text:p>0,62037037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51851851851851805" table:style-name="ce1">
            <text:p>0,518518519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39814814814814797" table:style-name="ce1">
            <text:p>0,398148148</text:p>
          </table:table-cell>
          <table:table-cell office:value-type="float" office:value="0.62962962962962998" table:style-name="ce1">
            <text:p>0,62962963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342592592592593" table:style-name="ce1">
            <text:p>0,342592593</text:p>
          </table:table-cell>
          <table:table-cell office:value-type="float" office:value="0.49074074074074098" table:style-name="ce1">
            <text:p>0,490740741</text:p>
          </table:table-cell>
          <table:table-cell office:value-type="float" office:value="0.58333333333333304" table:style-name="ce1">
            <text:p>0,583333333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47222222222222199" table:style-name="ce1">
            <text:p>0,472222222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42592592592592599" table:style-name="ce1">
            <text:p>0,425925926</text:p>
          </table:table-cell>
          <table:table-cell office:value-type="float" office:value="0.52777777777777801" table:style-name="ce1">
            <text:p>0,527777778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" table:style-name="ce1">
            <text:p>0,5</text:p>
          </table:table-cell>
          <table:table-cell office:value-type="float" office:value="0.62962962962962998" table:style-name="ce1">
            <text:p>0,62962963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Precision mean on test</text:p>
          </table:table-cell>
          <table:table-cell office:value-type="float" office:value="0.105263157894737" table:style-name="ce1">
            <text:p>0,105263158</text:p>
          </table:table-cell>
          <table:table-cell office:value-type="float" office:value="0.79069767441860495" table:style-name="ce1">
            <text:p>0,790697674</text:p>
          </table:table-cell>
          <table:table-cell office:value-type="float" office:value="0.84615384615384603" table:style-name="ce1">
            <text:p>0,846153846</text:p>
          </table:table-cell>
          <table:table-cell office:value-type="float" office:value="0.2" table:style-name="ce1">
            <text:p>0,2</text:p>
          </table:table-cell>
          <table:table-cell office:value-type="float" office:value="9.7560975609756101E-2" table:style-name="ce1">
            <text:p>0,097560976</text:p>
          </table:table-cell>
          <table:table-cell office:value-type="float" office:value="0.82758620689655205" table:style-name="ce1">
            <text:p>0,827586207</text:p>
          </table:table-cell>
          <table:table-cell office:value-type="float" office:value="0.952380952380952" table:style-name="ce1">
            <text:p>0,952380952</text:p>
          </table:table-cell>
          <table:table-cell office:value-type="float" office:value="0.79487179487179505" table:style-name="ce1">
            <text:p>0,794871795</text:p>
          </table:table-cell>
          <table:table-cell office:value-type="float" office:value="2.7027027027027001E-2" table:style-name="ce1">
            <text:p>0,027027027</text:p>
          </table:table-cell>
          <table:table-cell office:value-type="float" office:value="9.6774193548387094E-2" table:style-name="ce1">
            <text:p>0,096774194</text:p>
          </table:table-cell>
          <table:table-cell office:value-type="float" office:value="2.4390243902439001E-2" table:style-name="ce1">
            <text:p>0,024390244</text:p>
          </table:table-cell>
          <table:table-cell office:value-type="float" office:value="0.204545454545455" table:style-name="ce1">
            <text:p>0,204545455</text:p>
          </table:table-cell>
          <table:table-cell office:value-type="float" office:value="8.5106382978723402E-2" table:style-name="ce1">
            <text:p>0,085106383</text:p>
          </table:table-cell>
          <table:table-cell office:value-type="float" office:value="0.24390243902438999" table:style-name="ce1">
            <text:p>0,243902439</text:p>
          </table:table-cell>
          <table:table-cell office:value-type="float" office:value="0.80851063829787195" table:style-name="ce1">
            <text:p>0,808510638</text:p>
          </table:table-cell>
          <table:table-cell office:value-type="float" office:value="9.7560975609756101E-2" table:style-name="ce1">
            <text:p>0,097560976</text:p>
          </table:table-cell>
          <table:table-cell office:value-type="float" office:value="9.7560975609756101E-2" table:style-name="ce1">
            <text:p>0,097560976</text:p>
          </table:table-cell>
          <table:table-cell office:value-type="float" office:value="5.4054054054054099E-2" table:style-name="ce1">
            <text:p>0,054054054</text:p>
          </table:table-cell>
          <table:table-cell office:value-type="float" office:value="0.80645161290322598" table:style-name="ce1">
            <text:p>0,806451613</text:p>
          </table:table-cell>
          <table:table-cell office:value-type="float" office:value="0.78947368421052599" table:style-name="ce1">
            <text:p>0,789473684</text:p>
          </table:table-cell>
          <table:table-cell office:value-type="float" office:value="4.6511627906976799E-2" table:style-name="ce1">
            <text:p>0,046511628</text:p>
          </table:table-cell>
          <table:table-cell office:value-type="float" office:value="0.24444444444444399" table:style-name="ce1">
            <text:p>0,244444444</text:p>
          </table:table-cell>
          <table:table-cell office:value-type="float" office:value="4.4444444444444502E-2" table:style-name="ce1">
            <text:p>0,044444444</text:p>
          </table:table-cell>
          <table:table-cell office:value-type="float" office:value="0.81395348837209303" table:style-name="ce1">
            <text:p>0,813953488</text:p>
          </table:table-cell>
          <table:table-cell office:value-type="float" office:value="0.214285714285714" table:style-name="ce1">
            <text:p>0,214285714</text:p>
          </table:table-cell>
          <table:table-cell office:value-type="float" office:value="0.83333333333333304" table:style-name="ce1">
            <text:p>0,833333333</text:p>
          </table:table-cell>
          <table:table-cell office:value-type="float" office:value="0.122448979591837" table:style-name="ce1">
            <text:p>0,12244898</text:p>
          </table:table-cell>
          <table:table-cell office:value-type="float" office:value="0.14705882352941199" table:style-name="ce1">
            <text:p>0,147058824</text:p>
          </table:table-cell>
          <table:table-cell office:value-type="float" office:value="0.43589743589743601" table:style-name="ce1">
            <text:p>0,435897436</text:p>
          </table:table-cell>
          <table:table-cell office:value-type="float" office:value="0.119047619047619" table:style-name="ce1">
            <text:p>0,119047619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Recall mean on test</text:p>
          </table:table-cell>
          <table:table-cell office:value-type="float" office:value="0.2" table:style-name="ce1">
            <text:p>0,2</text:p>
          </table:table-cell>
          <table:table-cell office:value-type="float" office:value="0.38636363636363602" table:style-name="ce1">
            <text:p>0,386363636</text:p>
          </table:table-cell>
          <table:table-cell office:value-type="float" office:value="0.38823529411764701" table:style-name="ce1">
            <text:p>0,388235294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30769230769230799" table:style-name="ce1">
            <text:p>0,307692308</text:p>
          </table:table-cell>
          <table:table-cell office:value-type="float" office:value="0.26086956521739102" table:style-name="ce1">
            <text:p>0,260869565</text:p>
          </table:table-cell>
          <table:table-cell office:value-type="float" office:value="0.4" table:style-name="ce1">
            <text:p>0,4</text:p>
          </table:table-cell>
          <table:table-cell office:value-type="float" office:value="0.36046511627907002" table:style-name="ce1">
            <text:p>0,360465116</text:p>
          </table:table-cell>
          <table:table-cell office:value-type="float" office:value="0.2" table:style-name="ce1">
            <text:p>0,2</text:p>
          </table:table-cell>
          <table:table-cell office:value-type="float" office:value="0.375" table:style-name="ce1">
            <text:p>0,375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0.30769230769230799" table:style-name="ce1">
            <text:p>0,307692308</text:p>
          </table:table-cell>
          <table:table-cell office:value-type="float" office:value="0.58823529411764697" table:style-name="ce1">
            <text:p>0,588235294</text:p>
          </table:table-cell>
          <table:table-cell office:value-type="float" office:value="0.40425531914893598" table:style-name="ce1">
            <text:p>0,404255319</text:p>
          </table:table-cell>
          <table:table-cell office:value-type="float" office:value="0.57142857142857095" table:style-name="ce1">
            <text:p>0,571428571</text:p>
          </table:table-cell>
          <table:table-cell office:value-type="float" office:value="0.44444444444444398" table:style-name="ce1">
            <text:p>0,444444444</text:p>
          </table:table-cell>
          <table:table-cell office:value-type="float" office:value="0.4" table:style-name="ce1">
            <text:p>0,4</text:p>
          </table:table-cell>
          <table:table-cell office:value-type="float" office:value="0.27777777777777801" table:style-name="ce1">
            <text:p>0,277777778</text:p>
          </table:table-cell>
          <table:table-cell office:value-type="float" office:value="0.38961038961039002" table:style-name="ce1">
            <text:p>0,38961039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57894736842105299" table:style-name="ce1">
            <text:p>0,578947368</text:p>
          </table:table-cell>
          <table:table-cell office:value-type="float" office:value="0.28571428571428598" table:style-name="ce1">
            <text:p>0,285714286</text:p>
          </table:table-cell>
          <table:table-cell office:value-type="float" office:value="0.41666666666666702" table:style-name="ce1">
            <text:p>0,416666667</text:p>
          </table:table-cell>
          <table:table-cell office:value-type="float" office:value="0.45" table:style-name="ce1">
            <text:p>0,45</text:p>
          </table:table-cell>
          <table:table-cell office:value-type="float" office:value="0.34883720930232598" table:style-name="ce1">
            <text:p>0,348837209</text:p>
          </table:table-cell>
          <table:table-cell office:value-type="float" office:value="0.42857142857142899" table:style-name="ce1">
            <text:p>0,428571429</text:p>
          </table:table-cell>
          <table:table-cell office:value-type="float" office:value="0.27777777777777801" table:style-name="ce1">
            <text:p>0,277777778</text:p>
          </table:table-cell>
          <table:table-cell office:value-type="float" office:value="0.34693877551020402" table:style-name="ce1">
            <text:p>0,346938776</text:p>
          </table:table-cell>
          <table:table-cell office:value-type="float" office:value="0.625" table:style-name="ce1">
            <text:p>0,625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F1 mean on test</text:p>
          </table:table-cell>
          <table:table-cell office:value-type="float" office:value="0.13793103448275901" table:style-name="ce1">
            <text:p>0,137931034</text:p>
          </table:table-cell>
          <table:table-cell office:value-type="float" office:value="0.51908396946564905" table:style-name="ce1">
            <text:p>0,519083969</text:p>
          </table:table-cell>
          <table:table-cell office:value-type="float" office:value="0.532258064516129" table:style-name="ce1">
            <text:p>0,532258065</text:p>
          </table:table-cell>
          <table:table-cell office:value-type="float" office:value="0.25" table:style-name="ce1">
            <text:p>0,25</text:p>
          </table:table-cell>
          <table:table-cell office:value-type="float" office:value="0.148148148148148" table:style-name="ce1">
            <text:p>0,148148148</text:p>
          </table:table-cell>
          <table:table-cell office:value-type="float" office:value="0.39669421487603301" table:style-name="ce1">
            <text:p>0,396694215</text:p>
          </table:table-cell>
          <table:table-cell office:value-type="float" office:value="0.56338028169014098" table:style-name="ce1">
            <text:p>0,563380282</text:p>
          </table:table-cell>
          <table:table-cell office:value-type="float" office:value="0.496" table:style-name="ce1">
            <text:p>0,496</text:p>
          </table:table-cell>
          <table:table-cell office:value-type="float" office:value="4.7619047619047603E-2" table:style-name="ce1">
            <text:p>0,047619048</text:p>
          </table:table-cell>
          <table:table-cell office:value-type="float" office:value="0.15384615384615399" table:style-name="ce1">
            <text:p>0,153846154</text:p>
          </table:table-cell>
          <table:table-cell office:value-type="float" office:value="4.6511627906976799E-2" table:style-name="ce1">
            <text:p>0,046511628</text:p>
          </table:table-cell>
          <table:table-cell office:value-type="float" office:value="0.29032258064516098" table:style-name="ce1">
            <text:p>0,290322581</text:p>
          </table:table-cell>
          <table:table-cell office:value-type="float" office:value="0.133333333333333" table:style-name="ce1">
            <text:p>0,133333333</text:p>
          </table:table-cell>
          <table:table-cell office:value-type="float" office:value="0.34482758620689602" table:style-name="ce1">
            <text:p>0,344827586</text:p>
          </table:table-cell>
          <table:table-cell office:value-type="float" office:value="0.53900709219858201" table:style-name="ce1">
            <text:p>0,539007092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.16" table:style-name="ce1">
            <text:p>0,16</text:p>
          </table:table-cell>
          <table:table-cell office:value-type="float" office:value="9.5238095238095205E-2" table:style-name="ce1">
            <text:p>0,095238095</text:p>
          </table:table-cell>
          <table:table-cell office:value-type="float" office:value="0.413223140495868" table:style-name="ce1">
            <text:p>0,41322314</text:p>
          </table:table-cell>
          <table:table-cell office:value-type="float" office:value="0.52173913043478304" table:style-name="ce1">
            <text:p>0,52173913</text:p>
          </table:table-cell>
          <table:table-cell office:value-type="float" office:value="8.1632653061224497E-2" table:style-name="ce1">
            <text:p>0,081632653</text:p>
          </table:table-cell>
          <table:table-cell office:value-type="float" office:value="0.34375" table:style-name="ce1">
            <text:p>0,34375</text:p>
          </table:table-cell>
          <table:table-cell office:value-type="float" office:value="7.69230769230769E-2" table:style-name="ce1">
            <text:p>0,076923077</text:p>
          </table:table-cell>
          <table:table-cell office:value-type="float" office:value="0.55118110236220497" table:style-name="ce1">
            <text:p>0,551181102</text:p>
          </table:table-cell>
          <table:table-cell office:value-type="float" office:value="0.29032258064516098" table:style-name="ce1">
            <text:p>0,290322581</text:p>
          </table:table-cell>
          <table:table-cell office:value-type="float" office:value="0.49180327868852503" table:style-name="ce1">
            <text:p>0,491803279</text:p>
          </table:table-cell>
          <table:table-cell office:value-type="float" office:value="0.19047619047619099" table:style-name="ce1">
            <text:p>0,19047619</text:p>
          </table:table-cell>
          <table:table-cell office:value-type="float" office:value="0.19230769230769201" table:style-name="ce1">
            <text:p>0,192307692</text:p>
          </table:table-cell>
          <table:table-cell office:value-type="float" office:value="0.38636363636363602" table:style-name="ce1">
            <text:p>0,386363636</text:p>
          </table:table-cell>
          <table:table-cell office:value-type="float" office:value="0.2" table:style-name="ce1">
            <text:p>0,2</text:p>
          </table:table-cell>
          <table:table-cell table:number-columns-repeated="16353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26">
            <text:p>KNN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7">
            <text:p>ACC mean on train</text:p>
          </table:table-cell>
          <table:table-cell office:value-type="float" office:value="0.41258741258741299" table:style-name="ce1">
            <text:p>0,412587413</text:p>
          </table:table-cell>
          <table:table-cell office:value-type="float" office:value="0.43589743589743601" table:style-name="ce1">
            <text:p>0,435897436</text:p>
          </table:table-cell>
          <table:table-cell office:value-type="float" office:value="0.40326340326340299" table:style-name="ce1">
            <text:p>0,403263403</text:p>
          </table:table-cell>
          <table:table-cell office:value-type="float" office:value="0.39860139860139898" table:style-name="ce1">
            <text:p>0,398601399</text:p>
          </table:table-cell>
          <table:table-cell office:value-type="float" office:value="0.417249417249417" table:style-name="ce1">
            <text:p>0,417249417</text:p>
          </table:table-cell>
          <table:table-cell office:value-type="float" office:value="0.417249417249417" table:style-name="ce1">
            <text:p>0,417249417</text:p>
          </table:table-cell>
          <table:table-cell office:value-type="float" office:value="0.42890442890442898" table:style-name="ce1">
            <text:p>0,428904429</text:p>
          </table:table-cell>
          <table:table-cell office:value-type="float" office:value="0.417249417249417" table:style-name="ce1">
            <text:p>0,417249417</text:p>
          </table:table-cell>
          <table:table-cell office:value-type="float" office:value="0.38927738927738897" table:style-name="ce1">
            <text:p>0,389277389</text:p>
          </table:table-cell>
          <table:table-cell office:value-type="float" office:value="0.41958041958042003" table:style-name="ce1">
            <text:p>0,41958042</text:p>
          </table:table-cell>
          <table:table-cell office:value-type="float" office:value="0.41491841491841502" table:style-name="ce1">
            <text:p>0,414918415</text:p>
          </table:table-cell>
          <table:table-cell office:value-type="float" office:value="0.42890442890442898" table:style-name="ce1">
            <text:p>0,428904429</text:p>
          </table:table-cell>
          <table:table-cell office:value-type="float" office:value="0.43356643356643398" table:style-name="ce1">
            <text:p>0,433566434</text:p>
          </table:table-cell>
          <table:table-cell office:value-type="float" office:value="0.40792540792540799" table:style-name="ce1">
            <text:p>0,407925408</text:p>
          </table:table-cell>
          <table:table-cell office:value-type="float" office:value="0.42424242424242398" table:style-name="ce1">
            <text:p>0,424242424</text:p>
          </table:table-cell>
          <table:table-cell office:value-type="float" office:value="0.417249417249417" table:style-name="ce1">
            <text:p>0,417249417</text:p>
          </table:table-cell>
          <table:table-cell office:value-type="float" office:value="0.39393939393939398" table:style-name="ce1">
            <text:p>0,393939394</text:p>
          </table:table-cell>
          <table:table-cell office:value-type="float" office:value="0.42424242424242398" table:style-name="ce1">
            <text:p>0,424242424</text:p>
          </table:table-cell>
          <table:table-cell office:value-type="float" office:value="0.43822843822843799" table:style-name="ce1">
            <text:p>0,438228438</text:p>
          </table:table-cell>
          <table:table-cell office:value-type="float" office:value="0.421911421911422" table:style-name="ce1">
            <text:p>0,421911422</text:p>
          </table:table-cell>
          <table:table-cell office:value-type="float" office:value="0.44289044289044299" table:style-name="ce1">
            <text:p>0,442890443</text:p>
          </table:table-cell>
          <table:table-cell office:value-type="float" office:value="0.41958041958042003" table:style-name="ce1">
            <text:p>0,41958042</text:p>
          </table:table-cell>
          <table:table-cell office:value-type="float" office:value="0.42890442890442898" table:style-name="ce1">
            <text:p>0,428904429</text:p>
          </table:table-cell>
          <table:table-cell office:value-type="float" office:value="0.43123543123543101" table:style-name="ce1">
            <text:p>0,431235431</text:p>
          </table:table-cell>
          <table:table-cell office:value-type="float" office:value="0.43822843822843799" table:style-name="ce1">
            <text:p>0,438228438</text:p>
          </table:table-cell>
          <table:table-cell office:value-type="float" office:value="0.44522144522144502" table:style-name="ce1">
            <text:p>0,445221445</text:p>
          </table:table-cell>
          <table:table-cell office:value-type="float" office:value="0.41958041958042003" table:style-name="ce1">
            <text:p>0,41958042</text:p>
          </table:table-cell>
          <table:table-cell office:value-type="float" office:value="0.43356643356643398" table:style-name="ce1">
            <text:p>0,433566434</text:p>
          </table:table-cell>
          <table:table-cell office:value-type="float" office:value="0.40792540792540799" table:style-name="ce1">
            <text:p>0,407925408</text:p>
          </table:table-cell>
          <table:table-cell office:value-type="float" office:value="0.40326340326340299" table:style-name="ce1">
            <text:p>0,403263403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ACC mean on test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54629629629629595" table:style-name="ce1">
            <text:p>0,546296296</text:p>
          </table:table-cell>
          <table:table-cell office:value-type="float" office:value="0.62037037037037002" table:style-name="ce1">
            <text:p>0,62037037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68518518518518501" table:style-name="ce1">
            <text:p>0,685185185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60185185185185197" table:style-name="ce1">
            <text:p>0,601851852</text:p>
          </table:table-cell>
          <table:table-cell office:value-type="float" office:value="0.5" table:style-name="ce1">
            <text:p>0,5</text:p>
          </table:table-cell>
          <table:table-cell office:value-type="float" office:value="0.60185185185185197" table:style-name="ce1">
            <text:p>0,601851852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52777777777777801" table:style-name="ce1">
            <text:p>0,527777778</text:p>
          </table:table-cell>
          <table:table-cell office:value-type="float" office:value="0.70370370370370405" table:style-name="ce1">
            <text:p>0,703703704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62037037037037002" table:style-name="ce1">
            <text:p>0,62037037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58333333333333304" table:style-name="ce1">
            <text:p>0,583333333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62037037037037002" table:style-name="ce1">
            <text:p>0,62037037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67592592592592604" table:style-name="ce1">
            <text:p>0,675925926</text:p>
          </table:table-cell>
          <table:table-cell office:value-type="float" office:value="0.61111111111111105" table:style-name="ce1">
            <text:p>0,611111111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Precision mean on test</text:p>
          </table:table-cell>
          <table:table-cell office:value-type="float" office:value="0.155555555555556" table:style-name="ce1">
            <text:p>0,155555556</text:p>
          </table:table-cell>
          <table:table-cell office:value-type="float" office:value="0.256410256410256" table:style-name="ce1">
            <text:p>0,256410256</text:p>
          </table:table-cell>
          <table:table-cell office:value-type="float" office:value="0.146341463414634" table:style-name="ce1">
            <text:p>0,146341463</text:p>
          </table:table-cell>
          <table:table-cell office:value-type="float" office:value="0.38235294117647101" table:style-name="ce1">
            <text:p>0,382352941</text:p>
          </table:table-cell>
          <table:table-cell office:value-type="float" office:value="0.20512820512820501" table:style-name="ce1">
            <text:p>0,205128205</text:p>
          </table:table-cell>
          <table:table-cell office:value-type="float" office:value="0.3" table:style-name="ce1">
            <text:p>0,3</text:p>
          </table:table-cell>
          <table:table-cell office:value-type="float" office:value="0.17073170731707299" table:style-name="ce1">
            <text:p>0,170731707</text:p>
          </table:table-cell>
          <table:table-cell office:value-type="float" office:value="0.194444444444444" table:style-name="ce1">
            <text:p>0,194444444</text:p>
          </table:table-cell>
          <table:table-cell office:value-type="float" office:value="0.133333333333333" table:style-name="ce1">
            <text:p>0,133333333</text:p>
          </table:table-cell>
          <table:table-cell office:value-type="float" office:value="9.7560975609756101E-2" table:style-name="ce1">
            <text:p>0,097560976</text:p>
          </table:table-cell>
          <table:table-cell office:value-type="float" office:value="6.3829787234042507E-2" table:style-name="ce1">
            <text:p>0,063829787</text:p>
          </table:table-cell>
          <table:table-cell office:value-type="float" office:value="7.1428571428571397E-2" table:style-name="ce1">
            <text:p>0,071428571</text:p>
          </table:table-cell>
          <table:table-cell office:value-type="float" office:value="9.0909090909090898E-2" table:style-name="ce1">
            <text:p>0,090909091</text:p>
          </table:table-cell>
          <table:table-cell office:value-type="float" office:value="8.8235294117647106E-2" table:style-name="ce1">
            <text:p>0,088235294</text:p>
          </table:table-cell>
          <table:table-cell office:value-type="float" office:value="6.8181818181818205E-2" table:style-name="ce1">
            <text:p>0,068181818</text:p>
          </table:table-cell>
          <table:table-cell office:value-type="float" office:value="0.116279069767442" table:style-name="ce1">
            <text:p>0,11627907</text:p>
          </table:table-cell>
          <table:table-cell office:value-type="float" office:value="0.194444444444444" table:style-name="ce1">
            <text:p>0,194444444</text:p>
          </table:table-cell>
          <table:table-cell office:value-type="float" office:value="0.13636363636363599" table:style-name="ce1">
            <text:p>0,136363636</text:p>
          </table:table-cell>
          <table:table-cell office:value-type="float" office:value="0.35897435897435898" table:style-name="ce1">
            <text:p>0,358974359</text:p>
          </table:table-cell>
          <table:table-cell office:value-type="float" office:value="0.1" table:style-name="ce1">
            <text:p>0,1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.186046511627907" table:style-name="ce1">
            <text:p>0,186046512</text:p>
          </table:table-cell>
          <table:table-cell office:value-type="float" office:value="0.17948717948717899" table:style-name="ce1">
            <text:p>0,179487179</text:p>
          </table:table-cell>
          <table:table-cell office:value-type="float" office:value="9.5238095238095205E-2" table:style-name="ce1">
            <text:p>0,095238095</text:p>
          </table:table-cell>
          <table:table-cell office:value-type="float" office:value="9.6153846153846201E-2" table:style-name="ce1">
            <text:p>0,096153846</text:p>
          </table:table-cell>
          <table:table-cell office:value-type="float" office:value="0.17647058823529399" table:style-name="ce1">
            <text:p>0,176470588</text:p>
          </table:table-cell>
          <table:table-cell office:value-type="float" office:value="0.35714285714285698" table:style-name="ce1">
            <text:p>0,357142857</text:p>
          </table:table-cell>
          <table:table-cell office:value-type="float" office:value="0.204545454545455" table:style-name="ce1">
            <text:p>0,204545455</text:p>
          </table:table-cell>
          <table:table-cell office:value-type="float" office:value="0.21621621621621601" table:style-name="ce1">
            <text:p>0,216216216</text:p>
          </table:table-cell>
          <table:table-cell office:value-type="float" office:value="0.24242424242424199" table:style-name="ce1">
            <text:p>0,242424242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Recall mean on test</text:p>
          </table:table-cell>
          <table:table-cell office:value-type="float" office:value="0.53846153846153799" table:style-name="ce1">
            <text:p>0,538461538</text:p>
          </table:table-cell>
          <table:table-cell office:value-type="float" office:value="0.52631578947368396" table:style-name="ce1">
            <text:p>0,526315789</text:p>
          </table:table-cell>
          <table:table-cell office:value-type="float" office:value="0.31578947368421001" table:style-name="ce1">
            <text:p>0,315789474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0.30769230769230799" table:style-name="ce1">
            <text:p>0,307692308</text:p>
          </table:table-cell>
          <table:table-cell office:value-type="float" office:value="0.48" table:style-name="ce1">
            <text:p>0,48</text:p>
          </table:table-cell>
          <table:table-cell office:value-type="float" office:value="0.35" table:style-name="ce1">
            <text:p>0,35</text:p>
          </table:table-cell>
          <table:table-cell office:value-type="float" office:value="0.269230769230769" table:style-name="ce1">
            <text:p>0,269230769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23529411764705899" table:style-name="ce1">
            <text:p>0,235294118</text:p>
          </table:table-cell>
          <table:table-cell office:value-type="float" office:value="0.42857142857142899" table:style-name="ce1">
            <text:p>0,428571429</text:p>
          </table:table-cell>
          <table:table-cell office:value-type="float" office:value="0.42857142857142899" table:style-name="ce1">
            <text:p>0,428571429</text:p>
          </table:table-cell>
          <table:table-cell office:value-type="float" office:value="0.22222222222222199" table:style-name="ce1">
            <text:p>0,222222222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office:value-type="float" office:value="0.27777777777777801" table:style-name="ce1">
            <text:p>0,277777778</text:p>
          </table:table-cell>
          <table:table-cell office:value-type="float" office:value="0.7" table:style-name="ce1">
            <text:p>0,7</text:p>
          </table:table-cell>
          <table:table-cell office:value-type="float" office:value="0.4" table:style-name="ce1">
            <text:p>0,4</text:p>
          </table:table-cell>
          <table:table-cell office:value-type="float" office:value="0.37837837837837801" table:style-name="ce1">
            <text:p>0,378378378</text:p>
          </table:table-cell>
          <table:table-cell office:value-type="float" office:value="0.17647058823529399" table:style-name="ce1">
            <text:p>0,176470588</text:p>
          </table:table-cell>
          <table:table-cell office:value-type="float" office:value="0.66666666666666696" table:style-name="ce1">
            <text:p>0,666666667</text:p>
          </table:table-cell>
          <table:table-cell office:value-type="float" office:value="0.44444444444444398" table:style-name="ce1">
            <text:p>0,444444444</text:p>
          </table:table-cell>
          <table:table-cell office:value-type="float" office:value="0.41176470588235298" table:style-name="ce1">
            <text:p>0,411764706</text:p>
          </table:table-cell>
          <table:table-cell office:value-type="float" office:value="0.28571428571428598" table:style-name="ce1">
            <text:p>0,285714286</text:p>
          </table:table-cell>
          <table:table-cell office:value-type="float" office:value="0.625" table:style-name="ce1">
            <text:p>0,625</text:p>
          </table:table-cell>
          <table:table-cell office:value-type="float" office:value="0.214285714285714" table:style-name="ce1">
            <text:p>0,214285714</text:p>
          </table:table-cell>
          <table:table-cell office:value-type="float" office:value="0.51724137931034497" table:style-name="ce1">
            <text:p>0,517241379</text:p>
          </table:table-cell>
          <table:table-cell office:value-type="float" office:value="0.40909090909090901" table:style-name="ce1">
            <text:p>0,409090909</text:p>
          </table:table-cell>
          <table:table-cell office:value-type="float" office:value="0.57142857142857095" table:style-name="ce1">
            <text:p>0,571428571</text:p>
          </table:table-cell>
          <table:table-cell office:value-type="float" office:value="0.32" table:style-name="ce1">
            <text:p>0,32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F1 mean on test</text:p>
          </table:table-cell>
          <table:table-cell office:value-type="float" office:value="0.24137931034482801" table:style-name="ce1">
            <text:p>0,24137931</text:p>
          </table:table-cell>
          <table:table-cell office:value-type="float" office:value="0.34482758620689602" table:style-name="ce1">
            <text:p>0,344827586</text:p>
          </table:table-cell>
          <table:table-cell office:value-type="float" office:value="0.2" table:style-name="ce1">
            <text:p>0,2</text:p>
          </table:table-cell>
          <table:table-cell office:value-type="float" office:value="0.35135135135135098" table:style-name="ce1">
            <text:p>0,351351351</text:p>
          </table:table-cell>
          <table:table-cell office:value-type="float" office:value="0.246153846153846" table:style-name="ce1">
            <text:p>0,246153846</text:p>
          </table:table-cell>
          <table:table-cell office:value-type="float" office:value="0.36923076923076897" table:style-name="ce1">
            <text:p>0,369230769</text:p>
          </table:table-cell>
          <table:table-cell office:value-type="float" office:value="0.22950819672131101" table:style-name="ce1">
            <text:p>0,229508197</text:p>
          </table:table-cell>
          <table:table-cell office:value-type="float" office:value="0.225806451612903" table:style-name="ce1">
            <text:p>0,225806452</text:p>
          </table:table-cell>
          <table:table-cell office:value-type="float" office:value="0.19047619047618999" table:style-name="ce1">
            <text:p>0,19047619</text:p>
          </table:table-cell>
          <table:table-cell office:value-type="float" office:value="0.13793103448275901" table:style-name="ce1">
            <text:p>0,137931034</text:p>
          </table:table-cell>
          <table:table-cell office:value-type="float" office:value="0.11111111111111099" table:style-name="ce1">
            <text:p>0,111111111</text:p>
          </table:table-cell>
          <table:table-cell office:value-type="float" office:value="0.122448979591837" table:style-name="ce1">
            <text:p>0,12244898</text:p>
          </table:table-cell>
          <table:table-cell office:value-type="float" office:value="0.12903225806451599" table:style-name="ce1">
            <text:p>0,129032258</text:p>
          </table:table-cell>
          <table:table-cell office:value-type="float" office:value="0.122448979591837" table:style-name="ce1">
            <text:p>0,12244898</text:p>
          </table:table-cell>
          <table:table-cell office:value-type="float" office:value="0.11111111111111099" table:style-name="ce1">
            <text:p>0,111111111</text:p>
          </table:table-cell>
          <table:table-cell office:value-type="float" office:value="0.16393442622950799" table:style-name="ce1">
            <text:p>0,163934426</text:p>
          </table:table-cell>
          <table:table-cell office:value-type="float" office:value="0.30434782608695599" table:style-name="ce1">
            <text:p>0,304347826</text:p>
          </table:table-cell>
          <table:table-cell office:value-type="float" office:value="0.20338983050847501" table:style-name="ce1">
            <text:p>0,203389831</text:p>
          </table:table-cell>
          <table:table-cell office:value-type="float" office:value="0.36842105263157898" table:style-name="ce1">
            <text:p>0,368421053</text:p>
          </table:table-cell>
          <table:table-cell office:value-type="float" office:value="0.12765957446808501" table:style-name="ce1">
            <text:p>0,127659574</text:p>
          </table:table-cell>
          <table:table-cell office:value-type="float" office:value="0.266666666666667" table:style-name="ce1">
            <text:p>0,266666667</text:p>
          </table:table-cell>
          <table:table-cell office:value-type="float" office:value="0.26229508196721302" table:style-name="ce1">
            <text:p>0,262295082</text:p>
          </table:table-cell>
          <table:table-cell office:value-type="float" office:value="0.25" table:style-name="ce1">
            <text:p>0,25</text:p>
          </table:table-cell>
          <table:table-cell office:value-type="float" office:value="0.14285714285714299" table:style-name="ce1">
            <text:p>0,142857143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.19354838709677399" table:style-name="ce1">
            <text:p>0,193548387</text:p>
          </table:table-cell>
          <table:table-cell office:value-type="float" office:value="0.42253521126760601" table:style-name="ce1">
            <text:p>0,422535211</text:p>
          </table:table-cell>
          <table:table-cell office:value-type="float" office:value="0.27272727272727298" table:style-name="ce1">
            <text:p>0,272727273</text:p>
          </table:table-cell>
          <table:table-cell office:value-type="float" office:value="0.31372549019607798" table:style-name="ce1">
            <text:p>0,31372549</text:p>
          </table:table-cell>
          <table:table-cell office:value-type="float" office:value="0.27586206896551702" table:style-name="ce1">
            <text:p>0,275862069</text:p>
          </table:table-cell>
          <table:table-cell table:number-columns-repeated="16353"/>
        </table:table-row>
        <table:table-row table:style-name="ro6">
          <table:table-cell table:style-name="ce27"/>
          <table:table-cell table:number-columns-repeated="16383" table:style-name="ce1"/>
        </table:table-row>
        <table:table-row table:style-name="ro5">
          <table:table-cell office:value-type="string" table:style-name="ce26">
            <text:p>SVC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7">
            <text:p>ACC mean on train</text:p>
          </table:table-cell>
          <table:table-cell office:value-type="float" office:value="0.41258741258741299" table:style-name="ce1">
            <text:p>0,412587413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382284382284382" table:style-name="ce1">
            <text:p>0,382284382</text:p>
          </table:table-cell>
          <table:table-cell office:value-type="float" office:value="0.41491841491841502" table:style-name="ce1">
            <text:p>0,414918415</text:p>
          </table:table-cell>
          <table:table-cell office:value-type="float" office:value="0.39860139860139898" table:style-name="ce1">
            <text:p>0,398601399</text:p>
          </table:table-cell>
          <table:table-cell office:value-type="float" office:value="0.40093240093240101" table:style-name="ce1">
            <text:p>0,400932401</text:p>
          </table:table-cell>
          <table:table-cell office:value-type="float" office:value="0.386946386946387" table:style-name="ce1">
            <text:p>0,386946387</text:p>
          </table:table-cell>
          <table:table-cell office:value-type="float" office:value="0.41025641025641002" table:style-name="ce1">
            <text:p>0,41025641</text:p>
          </table:table-cell>
          <table:table-cell office:value-type="float" office:value="0.40093240093240101" table:style-name="ce1">
            <text:p>0,400932401</text:p>
          </table:table-cell>
          <table:table-cell office:value-type="float" office:value="0.39627039627039601" table:style-name="ce1">
            <text:p>0,396270396</text:p>
          </table:table-cell>
          <table:table-cell office:value-type="float" office:value="0.41258741258741299" table:style-name="ce1">
            <text:p>0,412587413</text:p>
          </table:table-cell>
          <table:table-cell office:value-type="float" office:value="0.417249417249417" table:style-name="ce1">
            <text:p>0,417249417</text:p>
          </table:table-cell>
          <table:table-cell office:value-type="float" office:value="0.37762237762237799" table:style-name="ce1">
            <text:p>0,377622378</text:p>
          </table:table-cell>
          <table:table-cell office:value-type="float" office:value="0.417249417249417" table:style-name="ce1">
            <text:p>0,417249417</text:p>
          </table:table-cell>
          <table:table-cell office:value-type="float" office:value="0.40792540792540799" table:style-name="ce1">
            <text:p>0,407925408</text:p>
          </table:table-cell>
          <table:table-cell office:value-type="float" office:value="0.40792540792540799" table:style-name="ce1">
            <text:p>0,407925408</text:p>
          </table:table-cell>
          <table:table-cell office:value-type="float" office:value="0.37296037296037299" table:style-name="ce1">
            <text:p>0,372960373</text:p>
          </table:table-cell>
          <table:table-cell office:value-type="float" office:value="0.37529137529137502" table:style-name="ce1">
            <text:p>0,375291375</text:p>
          </table:table-cell>
          <table:table-cell office:value-type="float" office:value="0.39860139860139898" table:style-name="ce1">
            <text:p>0,398601399</text:p>
          </table:table-cell>
          <table:table-cell office:value-type="float" office:value="0.40559440559440602" table:style-name="ce1">
            <text:p>0,405594406</text:p>
          </table:table-cell>
          <table:table-cell office:value-type="float" office:value="0.40792540792540799" table:style-name="ce1">
            <text:p>0,407925408</text:p>
          </table:table-cell>
          <table:table-cell office:value-type="float" office:value="0.38927738927738897" table:style-name="ce1">
            <text:p>0,389277389</text:p>
          </table:table-cell>
          <table:table-cell office:value-type="float" office:value="0.40792540792540799" table:style-name="ce1">
            <text:p>0,407925408</text:p>
          </table:table-cell>
          <table:table-cell office:value-type="float" office:value="0.39860139860139898" table:style-name="ce1">
            <text:p>0,398601399</text:p>
          </table:table-cell>
          <table:table-cell office:value-type="float" office:value="0.37995337995338002" table:style-name="ce1">
            <text:p>0,37995338</text:p>
          </table:table-cell>
          <table:table-cell office:value-type="float" office:value="0.39393939393939398" table:style-name="ce1">
            <text:p>0,393939394</text:p>
          </table:table-cell>
          <table:table-cell office:value-type="float" office:value="0.41258741258741299" table:style-name="ce1">
            <text:p>0,412587413</text:p>
          </table:table-cell>
          <table:table-cell office:value-type="float" office:value="0.40559440559440602" table:style-name="ce1">
            <text:p>0,405594406</text:p>
          </table:table-cell>
          <table:table-cell office:value-type="float" office:value="0.39860139860139898" table:style-name="ce1">
            <text:p>0,398601399</text:p>
          </table:table-cell>
          <table:table-cell office:value-type="float" office:value="0.40093240093240101" table:style-name="ce1">
            <text:p>0,400932401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ACC mean on test</text:p>
          </table:table-cell>
          <table:table-cell office:value-type="float" office:value="0.60185185185185197" table:style-name="ce1">
            <text:p>0,601851852</text:p>
          </table:table-cell>
          <table:table-cell office:value-type="float" office:value="0.69444444444444398" table:style-name="ce1">
            <text:p>0,694444444</text:p>
          </table:table-cell>
          <table:table-cell office:value-type="float" office:value="0.657407407407407" table:style-name="ce1">
            <text:p>0,657407407</text:p>
          </table:table-cell>
          <table:table-cell office:value-type="float" office:value="0.60185185185185197" table:style-name="ce1">
            <text:p>0,601851852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67592592592592604" table:style-name="ce1">
            <text:p>0,675925926</text:p>
          </table:table-cell>
          <table:table-cell office:value-type="float" office:value="0.54629629629629595" table:style-name="ce1">
            <text:p>0,546296296</text:p>
          </table:table-cell>
          <table:table-cell office:value-type="float" office:value="0.62962962962962998" table:style-name="ce1">
            <text:p>0,62962963</text:p>
          </table:table-cell>
          <table:table-cell office:value-type="float" office:value="0.63888888888888895" table:style-name="ce1">
            <text:p>0,638888889</text:p>
          </table:table-cell>
          <table:table-cell office:value-type="float" office:value="0.62962962962962998" table:style-name="ce1">
            <text:p>0,62962963</text:p>
          </table:table-cell>
          <table:table-cell office:value-type="float" office:value="0.63888888888888895" table:style-name="ce1">
            <text:p>0,638888889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66666666666666696" table:style-name="ce1">
            <text:p>0,666666667</text:p>
          </table:table-cell>
          <table:table-cell office:value-type="float" office:value="0.62037037037037002" table:style-name="ce1">
            <text:p>0,62037037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62962962962962998" table:style-name="ce1">
            <text:p>0,62962963</text:p>
          </table:table-cell>
          <table:table-cell office:value-type="float" office:value="0.67592592592592604" table:style-name="ce1">
            <text:p>0,675925926</text:p>
          </table:table-cell>
          <table:table-cell office:value-type="float" office:value="0.62037037037037002" table:style-name="ce1">
            <text:p>0,62037037</text:p>
          </table:table-cell>
          <table:table-cell office:value-type="float" office:value="0.54629629629629595" table:style-name="ce1">
            <text:p>0,546296296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66666666666666696" table:style-name="ce1">
            <text:p>0,666666667</text:p>
          </table:table-cell>
          <table:table-cell office:value-type="float" office:value="0.657407407407407" table:style-name="ce1">
            <text:p>0,657407407</text:p>
          </table:table-cell>
          <table:table-cell office:value-type="float" office:value="0.63888888888888895" table:style-name="ce1">
            <text:p>0,638888889</text:p>
          </table:table-cell>
          <table:table-cell office:value-type="float" office:value="0.58333333333333304" table:style-name="ce1">
            <text:p>0,583333333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657407407407407" table:style-name="ce1">
            <text:p>0,657407407</text:p>
          </table:table-cell>
          <table:table-cell office:value-type="float" office:value="0.62037037037037002" table:style-name="ce1">
            <text:p>0,62037037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Precision mean on te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2558139534884E-2" table:style-name="ce1">
            <text:p>0,023255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631578947368397E-2" table:style-name="ce1">
            <text:p>0,052631579</text:p>
          </table:table-cell>
          <table:table-cell office:value-type="float" office:value="2.7027027027027001E-2" table:style-name="ce1">
            <text:p>0,027027027</text:p>
          </table:table-cell>
          <table:table-cell office:value-type="float" office:value="0.05" table:style-name="ce1">
            <text:p>0,05</text:p>
          </table:table-cell>
          <table:table-cell office:value-type="float" office:value="5.4054054054054099E-2" table:style-name="ce1">
            <text:p>0,054054054</text:p>
          </table:table-cell>
          <table:table-cell office:value-type="float" office:value="0" table:style-name="ce1">
            <text:p>0</text:p>
          </table:table-cell>
          <table:table-cell office:value-type="float" office:value="5.4054054054054099E-2" table:style-name="ce1">
            <text:p>0,054054054</text:p>
          </table:table-cell>
          <table:table-cell office:value-type="float" office:value="5.7142857142857099E-2" table:style-name="ce1">
            <text:p>0,0571428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8947368421052599E-2" table:style-name="ce1">
            <text:p>0,078947368</text:p>
          </table:table-cell>
          <table:table-cell office:value-type="float" office:value="2.3809523809523801E-2" table:style-name="ce1">
            <text:p>0,023809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027027027027001E-2" table:style-name="ce1">
            <text:p>0,027027027</text:p>
          </table:table-cell>
          <table:table-cell office:value-type="float" office:value="0" table:style-name="ce1">
            <text:p>0</text:p>
          </table:table-cell>
          <table:table-cell office:value-type="float" office:value="2.8571428571428598E-2" table:style-name="ce1">
            <text:p>0,0285714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142857142857099E-2" table:style-name="ce1">
            <text:p>0,057142857</text:p>
          </table:table-cell>
          <table:table-cell office:value-type="float" office:value="0" table:style-name="ce1">
            <text:p>0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Recall mean on te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" table:style-name="ce1">
            <text:p>0</text:p>
          </table:table-cell>
          <table:table-cell office:value-type="float" office:value="0.66666666666666696" table:style-name="ce1">
            <text:p>0,666666667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" table:style-name="ce1">
            <text:p>0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F1 mean on tes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444444444444398E-2" table:style-name="ce1">
            <text:p>0,044444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0909090909090898E-2" table:style-name="ce1">
            <text:p>0,090909091</text:p>
          </table:table-cell>
          <table:table-cell office:value-type="float" office:value="4.8780487804878099E-2" table:style-name="ce1">
            <text:p>0,048780488</text:p>
          </table:table-cell>
          <table:table-cell office:value-type="float" office:value="9.0909090909090898E-2" table:style-name="ce1">
            <text:p>0,090909091</text:p>
          </table:table-cell>
          <table:table-cell office:value-type="float" office:value="9.3023255813953501E-2" table:style-name="ce1">
            <text:p>0,09302325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8.8888888888888906E-2" table:style-name="ce1">
            <text:p>0,088888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6341463414634" table:style-name="ce1">
            <text:p>0,146341463</text:p>
          </table:table-cell>
          <table:table-cell office:value-type="float" office:value="4.6511627906976799E-2" table:style-name="ce1">
            <text:p>0,0465116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631578947368397E-2" table:style-name="ce1">
            <text:p>0,052631579</text:p>
          </table:table-cell>
          <table:table-cell office:value-type="float" office:value="0" table:style-name="ce1">
            <text:p>0</text:p>
          </table:table-cell>
          <table:table-cell office:value-type="float" office:value="4.8780487804878002E-2" table:style-name="ce1">
            <text:p>0,048780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7560975609756101E-2" table:style-name="ce1">
            <text:p>0,097560976</text:p>
          </table:table-cell>
          <table:table-cell office:value-type="float" office:value="0" table:style-name="ce1">
            <text:p>0</text:p>
          </table:table-cell>
          <table:table-cell table:number-columns-repeated="16353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26">
            <text:p>Random Forest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7">
            <text:p>ACC mean on train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ACC mean on test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52777777777777801" table:style-name="ce1">
            <text:p>0,527777778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63888888888888895" table:style-name="ce1">
            <text:p>0,638888889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657407407407407" table:style-name="ce1">
            <text:p>0,657407407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63888888888888895" table:style-name="ce1">
            <text:p>0,638888889</text:p>
          </table:table-cell>
          <table:table-cell office:value-type="float" office:value="0.58333333333333304" table:style-name="ce1">
            <text:p>0,583333333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1851851851851805" table:style-name="ce1">
            <text:p>0,518518519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54629629629629595" table:style-name="ce1">
            <text:p>0,546296296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58333333333333304" table:style-name="ce1">
            <text:p>0,583333333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62962962962962998" table:style-name="ce1">
            <text:p>0,62962963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60185185185185197" table:style-name="ce1">
            <text:p>0,601851852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50925925925925897" table:style-name="ce1">
            <text:p>0,509259259</text:p>
          </table:table-cell>
          <table:table-cell office:value-type="float" office:value="0.58333333333333304" table:style-name="ce1">
            <text:p>0,583333333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57407407407407396" table:style-name="ce1">
            <text:p>0,574074074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Precision mean on test</text:p>
          </table:table-cell>
          <table:table-cell office:value-type="float" office:value="0.11111111111111099" table:style-name="ce1">
            <text:p>0,111111111</text:p>
          </table:table-cell>
          <table:table-cell office:value-type="float" office:value="7.69230769230769E-2" table:style-name="ce1">
            <text:p>0,076923077</text:p>
          </table:table-cell>
          <table:table-cell office:value-type="float" office:value="0.18918918918918901" table:style-name="ce1">
            <text:p>0,189189189</text:p>
          </table:table-cell>
          <table:table-cell office:value-type="float" office:value="0.2" table:style-name="ce1">
            <text:p>0,2</text:p>
          </table:table-cell>
          <table:table-cell office:value-type="float" office:value="0.114285714285714" table:style-name="ce1">
            <text:p>0,114285714</text:p>
          </table:table-cell>
          <table:table-cell office:value-type="float" office:value="0.230769230769231" table:style-name="ce1">
            <text:p>0,230769231</text:p>
          </table:table-cell>
          <table:table-cell office:value-type="float" office:value="6.5217391304347797E-2" table:style-name="ce1">
            <text:p>0,065217391</text:p>
          </table:table-cell>
          <table:table-cell office:value-type="float" office:value="0.24324324324324301" table:style-name="ce1">
            <text:p>0,243243243</text:p>
          </table:table-cell>
          <table:table-cell office:value-type="float" office:value="8.1081081081081099E-2" table:style-name="ce1">
            <text:p>0,081081081</text:p>
          </table:table-cell>
          <table:table-cell office:value-type="float" office:value="0.30555555555555602" table:style-name="ce1">
            <text:p>0,305555556</text:p>
          </table:table-cell>
          <table:table-cell office:value-type="float" office:value="0.1" table:style-name="ce1">
            <text:p>0,1</text:p>
          </table:table-cell>
          <table:table-cell office:value-type="float" office:value="7.3170731707317097E-2" table:style-name="ce1">
            <text:p>0,073170732</text:p>
          </table:table-cell>
          <table:table-cell office:value-type="float" office:value="0.116279069767442" table:style-name="ce1">
            <text:p>0,11627907</text:p>
          </table:table-cell>
          <table:table-cell office:value-type="float" office:value="0.35294117647058798" table:style-name="ce1">
            <text:p>0,352941176</text:p>
          </table:table-cell>
          <table:table-cell office:value-type="float" office:value="6.5217391304347797E-2" table:style-name="ce1">
            <text:p>0,065217391</text:p>
          </table:table-cell>
          <table:table-cell office:value-type="float" office:value="7.3170731707317097E-2" table:style-name="ce1">
            <text:p>0,073170732</text:p>
          </table:table-cell>
          <table:table-cell office:value-type="float" office:value="0.11363636363636399" table:style-name="ce1">
            <text:p>0,113636364</text:p>
          </table:table-cell>
          <table:table-cell office:value-type="float" office:value="0.17073170731707299" table:style-name="ce1">
            <text:p>0,170731707</text:p>
          </table:table-cell>
          <table:table-cell office:value-type="float" office:value="0.29729729729729698" table:style-name="ce1">
            <text:p>0,297297297</text:p>
          </table:table-cell>
          <table:table-cell office:value-type="float" office:value="0.146341463414634" table:style-name="ce1">
            <text:p>0,146341463</text:p>
          </table:table-cell>
          <table:table-cell office:value-type="float" office:value="0.162162162162162" table:style-name="ce1">
            <text:p>0,162162162</text:p>
          </table:table-cell>
          <table:table-cell office:value-type="float" office:value="0" table:style-name="ce1">
            <text:p>0</text:p>
          </table:table-cell>
          <table:table-cell office:value-type="float" office:value="6.9767441860465101E-2" table:style-name="ce1">
            <text:p>0,069767442</text:p>
          </table:table-cell>
          <table:table-cell office:value-type="float" office:value="0.128205128205128" table:style-name="ce1">
            <text:p>0,128205128</text:p>
          </table:table-cell>
          <table:table-cell office:value-type="float" office:value="0.19512195121951201" table:style-name="ce1">
            <text:p>0,195121951</text:p>
          </table:table-cell>
          <table:table-cell office:value-type="float" office:value="0.214285714285714" table:style-name="ce1">
            <text:p>0,214285714</text:p>
          </table:table-cell>
          <table:table-cell office:value-type="float" office:value="0.186046511627907" table:style-name="ce1">
            <text:p>0,186046512</text:p>
          </table:table-cell>
          <table:table-cell office:value-type="float" office:value="0.162790697674419" table:style-name="ce1">
            <text:p>0,162790698</text:p>
          </table:table-cell>
          <table:table-cell office:value-type="float" office:value="0.05" table:style-name="ce1">
            <text:p>0,05</text:p>
          </table:table-cell>
          <table:table-cell office:value-type="float" office:value="0.12765957446808501" table:style-name="ce1">
            <text:p>0,127659574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Recall mean on test</text:p>
          </table:table-cell>
          <table:table-cell office:value-type="float" office:value="0.45454545454545398" table:style-name="ce1">
            <text:p>0,454545455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38888888888888901" table:style-name="ce1">
            <text:p>0,388888889</text:p>
          </table:table-cell>
          <table:table-cell office:value-type="float" office:value="0.266666666666667" table:style-name="ce1">
            <text:p>0,266666667</text:p>
          </table:table-cell>
          <table:table-cell office:value-type="float" office:value="0.5625" table:style-name="ce1">
            <text:p>0,5625</text:p>
          </table:table-cell>
          <table:table-cell office:value-type="float" office:value="0.375" table:style-name="ce1">
            <text:p>0,375</text:p>
          </table:table-cell>
          <table:table-cell office:value-type="float" office:value="0.45" table:style-name="ce1">
            <text:p>0,45</text:p>
          </table:table-cell>
          <table:table-cell office:value-type="float" office:value="0.214285714285714" table:style-name="ce1">
            <text:p>0,214285714</text:p>
          </table:table-cell>
          <table:table-cell office:value-type="float" office:value="0.39285714285714302" table:style-name="ce1">
            <text:p>0,392857143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.17647058823529399" table:style-name="ce1">
            <text:p>0,176470588</text:p>
          </table:table-cell>
          <table:table-cell office:value-type="float" office:value="0.38461538461538503" table:style-name="ce1">
            <text:p>0,384615385</text:p>
          </table:table-cell>
          <table:table-cell office:value-type="float" office:value="0.42857142857142899" table:style-name="ce1">
            <text:p>0,428571429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27272727272727298" table:style-name="ce1">
            <text:p>0,272727273</text:p>
          </table:table-cell>
          <table:table-cell office:value-type="float" office:value="0.45454545454545398" table:style-name="ce1">
            <text:p>0,454545455</text:p>
          </table:table-cell>
          <table:table-cell office:value-type="float" office:value="0.41176470588235298" table:style-name="ce1">
            <text:p>0,411764706</text:p>
          </table:table-cell>
          <table:table-cell office:value-type="float" office:value="0.47826086956521702" table:style-name="ce1">
            <text:p>0,47826087</text:p>
          </table:table-cell>
          <table:table-cell office:value-type="float" office:value="0.54545454545454497" table:style-name="ce1">
            <text:p>0,545454545</text:p>
          </table:table-cell>
          <table:table-cell office:value-type="float" office:value="0.35294117647058798" table:style-name="ce1">
            <text:p>0,352941176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,3</text:p>
          </table:table-cell>
          <table:table-cell office:value-type="float" office:value="0.35714285714285698" table:style-name="ce1">
            <text:p>0,357142857</text:p>
          </table:table-cell>
          <table:table-cell office:value-type="float" office:value="0.38095238095238099" table:style-name="ce1">
            <text:p>0,380952381</text:p>
          </table:table-cell>
          <table:table-cell office:value-type="float" office:value="0.45" table:style-name="ce1">
            <text:p>0,45</text:p>
          </table:table-cell>
          <table:table-cell office:value-type="float" office:value="0.30769230769230799" table:style-name="ce1">
            <text:p>0,307692308</text:p>
          </table:table-cell>
          <table:table-cell office:value-type="float" office:value="0.4375" table:style-name="ce1">
            <text:p>0,4375</text:p>
          </table:table-cell>
          <table:table-cell office:value-type="float" office:value="0.16666666666666699" table:style-name="ce1">
            <text:p>0,166666667</text:p>
          </table:table-cell>
          <table:table-cell office:value-type="float" office:value="0.54545454545454497" table:style-name="ce1">
            <text:p>0,545454545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F1 mean on test</text:p>
          </table:table-cell>
          <table:table-cell office:value-type="float" office:value="0.17857142857142899" table:style-name="ce1">
            <text:p>0,178571429</text:p>
          </table:table-cell>
          <table:table-cell office:value-type="float" office:value="0.105263157894737" table:style-name="ce1">
            <text:p>0,105263158</text:p>
          </table:table-cell>
          <table:table-cell office:value-type="float" office:value="0.24137931034482801" table:style-name="ce1">
            <text:p>0,24137931</text:p>
          </table:table-cell>
          <table:table-cell office:value-type="float" office:value="0.26415094339622602" table:style-name="ce1">
            <text:p>0,264150943</text:p>
          </table:table-cell>
          <table:table-cell office:value-type="float" office:value="0.16" table:style-name="ce1">
            <text:p>0,16</text:p>
          </table:table-cell>
          <table:table-cell office:value-type="float" office:value="0.32727272727272699" table:style-name="ce1">
            <text:p>0,327272727</text:p>
          </table:table-cell>
          <table:table-cell office:value-type="float" office:value="0.11111111111111099" table:style-name="ce1">
            <text:p>0,111111111</text:p>
          </table:table-cell>
          <table:table-cell office:value-type="float" office:value="0.31578947368421001" table:style-name="ce1">
            <text:p>0,315789474</text:p>
          </table:table-cell>
          <table:table-cell office:value-type="float" office:value="0.11764705882352899" table:style-name="ce1">
            <text:p>0,117647059</text:p>
          </table:table-cell>
          <table:table-cell office:value-type="float" office:value="0.34375" table:style-name="ce1">
            <text:p>0,34375</text:p>
          </table:table-cell>
          <table:table-cell office:value-type="float" office:value="0.125" table:style-name="ce1">
            <text:p>0,125</text:p>
          </table:table-cell>
          <table:table-cell office:value-type="float" office:value="0.10344827586206901" table:style-name="ce1">
            <text:p>0,103448276</text:p>
          </table:table-cell>
          <table:table-cell office:value-type="float" office:value="0.17857142857142899" table:style-name="ce1">
            <text:p>0,178571429</text:p>
          </table:table-cell>
          <table:table-cell office:value-type="float" office:value="0.38709677419354799" table:style-name="ce1">
            <text:p>0,387096774</text:p>
          </table:table-cell>
          <table:table-cell office:value-type="float" office:value="0.109090909090909" table:style-name="ce1">
            <text:p>0,109090909</text:p>
          </table:table-cell>
          <table:table-cell office:value-type="float" office:value="0.115384615384615" table:style-name="ce1">
            <text:p>0,115384615</text:p>
          </table:table-cell>
          <table:table-cell office:value-type="float" office:value="0.18181818181818199" table:style-name="ce1">
            <text:p>0,181818182</text:p>
          </table:table-cell>
          <table:table-cell office:value-type="float" office:value="0.24137931034482801" table:style-name="ce1">
            <text:p>0,24137931</text:p>
          </table:table-cell>
          <table:table-cell office:value-type="float" office:value="0.36666666666666697" table:style-name="ce1">
            <text:p>0,366666667</text:p>
          </table:table-cell>
          <table:table-cell office:value-type="float" office:value="0.230769230769231" table:style-name="ce1">
            <text:p>0,230769231</text:p>
          </table:table-cell>
          <table:table-cell office:value-type="float" office:value="0.22222222222222199" table:style-name="ce1">
            <text:p>0,222222222</text:p>
          </table:table-cell>
          <table:table-cell office:value-type="float" office:value="0" table:style-name="ce1">
            <text:p>0</text:p>
          </table:table-cell>
          <table:table-cell office:value-type="float" office:value="0.113207547169811" table:style-name="ce1">
            <text:p>0,113207547</text:p>
          </table:table-cell>
          <table:table-cell office:value-type="float" office:value="0.18867924528301899" table:style-name="ce1">
            <text:p>0,188679245</text:p>
          </table:table-cell>
          <table:table-cell office:value-type="float" office:value="0.25806451612903197" table:style-name="ce1">
            <text:p>0,258064516</text:p>
          </table:table-cell>
          <table:table-cell office:value-type="float" office:value="0.29032258064516098" table:style-name="ce1">
            <text:p>0,290322581</text:p>
          </table:table-cell>
          <table:table-cell office:value-type="float" office:value="0.231884057971014" table:style-name="ce1">
            <text:p>0,231884058</text:p>
          </table:table-cell>
          <table:table-cell office:value-type="float" office:value="0.23728813559322001" table:style-name="ce1">
            <text:p>0,237288136</text:p>
          </table:table-cell>
          <table:table-cell office:value-type="float" office:value="7.69230769230769E-2" table:style-name="ce1">
            <text:p>0,076923077</text:p>
          </table:table-cell>
          <table:table-cell office:value-type="float" office:value="0.20689655172413801" table:style-name="ce1">
            <text:p>0,206896552</text:p>
          </table:table-cell>
          <table:table-cell table:number-columns-repeated="16353"/>
        </table:table-row>
        <table:table-row table:style-name="ro6">
          <table:table-cell table:style-name="ce27"/>
          <table:table-cell table:number-columns-repeated="16383" table:style-name="ce1"/>
        </table:table-row>
        <table:table-row table:style-name="ro5">
          <table:table-cell office:value-type="string" table:style-name="ce26">
            <text:p>DecisionTree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7">
            <text:p>ACC mean on train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0.58741258741258695" table:style-name="ce1">
            <text:p>0,587412587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ACC mean on test</text:p>
          </table:table-cell>
          <table:table-cell office:value-type="float" office:value="0.48148148148148201" table:style-name="ce1">
            <text:p>0,481481481</text:p>
          </table:table-cell>
          <table:table-cell office:value-type="float" office:value="0.60185185185185197" table:style-name="ce1">
            <text:p>0,601851852</text:p>
          </table:table-cell>
          <table:table-cell office:value-type="float" office:value="0.51851851851851805" table:style-name="ce1">
            <text:p>0,518518519</text:p>
          </table:table-cell>
          <table:table-cell office:value-type="float" office:value="0.5" table:style-name="ce1">
            <text:p>0,5</text:p>
          </table:table-cell>
          <table:table-cell office:value-type="float" office:value="0.52777777777777801" table:style-name="ce1">
            <text:p>0,527777778</text:p>
          </table:table-cell>
          <table:table-cell office:value-type="float" office:value="0.52777777777777801" table:style-name="ce1">
            <text:p>0,527777778</text:p>
          </table:table-cell>
          <table:table-cell office:value-type="float" office:value="0.51851851851851805" table:style-name="ce1">
            <text:p>0,518518519</text:p>
          </table:table-cell>
          <table:table-cell office:value-type="float" office:value="0.5" table:style-name="ce1">
            <text:p>0,5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64814814814814803" table:style-name="ce1">
            <text:p>0,648148148</text:p>
          </table:table-cell>
          <table:table-cell office:value-type="float" office:value="0.592592592592593" table:style-name="ce1">
            <text:p>0,592592593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54629629629629595" table:style-name="ce1">
            <text:p>0,546296296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453703703703704" table:style-name="ce1">
            <text:p>0,453703704</text:p>
          </table:table-cell>
          <table:table-cell office:value-type="float" office:value="0.48148148148148201" table:style-name="ce1">
            <text:p>0,481481481</text:p>
          </table:table-cell>
          <table:table-cell office:value-type="float" office:value="0.56481481481481499" table:style-name="ce1">
            <text:p>0,564814815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61111111111111105" table:style-name="ce1">
            <text:p>0,611111111</text:p>
          </table:table-cell>
          <table:table-cell office:value-type="float" office:value="0.453703703703704" table:style-name="ce1">
            <text:p>0,453703704</text:p>
          </table:table-cell>
          <table:table-cell office:value-type="float" office:value="0.52777777777777801" table:style-name="ce1">
            <text:p>0,527777778</text:p>
          </table:table-cell>
          <table:table-cell office:value-type="float" office:value="0.57407407407407396" table:style-name="ce1">
            <text:p>0,574074074</text:p>
          </table:table-cell>
          <table:table-cell office:value-type="float" office:value="0.53703703703703698" table:style-name="ce1">
            <text:p>0,537037037</text:p>
          </table:table-cell>
          <table:table-cell office:value-type="float" office:value="0.48148148148148201" table:style-name="ce1">
            <text:p>0,481481481</text:p>
          </table:table-cell>
          <table:table-cell office:value-type="float" office:value="0.51851851851851805" table:style-name="ce1">
            <text:p>0,518518519</text:p>
          </table:table-cell>
          <table:table-cell office:value-type="float" office:value="0.55555555555555602" table:style-name="ce1">
            <text:p>0,555555556</text:p>
          </table:table-cell>
          <table:table-cell office:value-type="float" office:value="0.53703703703703698" table:style-name="ce1">
            <text:p>0,537037037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Precision mean on test</text:p>
          </table:table-cell>
          <table:table-cell office:value-type="float" office:value="0.38461538461538503" table:style-name="ce1">
            <text:p>0,384615385</text:p>
          </table:table-cell>
          <table:table-cell office:value-type="float" office:value="0.45" table:style-name="ce1">
            <text:p>0,45</text:p>
          </table:table-cell>
          <table:table-cell office:value-type="float" office:value="0.36842105263157898" table:style-name="ce1">
            <text:p>0,368421053</text:p>
          </table:table-cell>
          <table:table-cell office:value-type="float" office:value="0.375" table:style-name="ce1">
            <text:p>0,375</text:p>
          </table:table-cell>
          <table:table-cell office:value-type="float" office:value="0.51428571428571401" table:style-name="ce1">
            <text:p>0,514285714</text:p>
          </table:table-cell>
          <table:table-cell office:value-type="float" office:value="0.28125" table:style-name="ce1">
            <text:p>0,28125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25714285714285701" table:style-name="ce1">
            <text:p>0,257142857</text:p>
          </table:table-cell>
          <table:table-cell office:value-type="float" office:value="0.53846153846153799" table:style-name="ce1">
            <text:p>0,538461538</text:p>
          </table:table-cell>
          <table:table-cell office:value-type="float" office:value="0.4" table:style-name="ce1">
            <text:p>0,4</text:p>
          </table:table-cell>
          <table:table-cell office:value-type="float" office:value="0.32352941176470601" table:style-name="ce1">
            <text:p>0,323529412</text:p>
          </table:table-cell>
          <table:table-cell office:value-type="float" office:value="0.53333333333333299" table:style-name="ce1">
            <text:p>0,533333333</text:p>
          </table:table-cell>
          <table:table-cell office:value-type="float" office:value="0.36585365853658502" table:style-name="ce1">
            <text:p>0,365853659</text:p>
          </table:table-cell>
          <table:table-cell office:value-type="float" office:value="0.35294117647058798" table:style-name="ce1">
            <text:p>0,352941176</text:p>
          </table:table-cell>
          <table:table-cell office:value-type="float" office:value="0.45652173913043498" table:style-name="ce1">
            <text:p>0,456521739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0.28947368421052599" table:style-name="ce1">
            <text:p>0,289473684</text:p>
          </table:table-cell>
          <table:table-cell office:value-type="float" office:value="0.28947368421052599" table:style-name="ce1">
            <text:p>0,289473684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26829268292682901" table:style-name="ce1">
            <text:p>0,268292683</text:p>
          </table:table-cell>
          <table:table-cell office:value-type="float" office:value="0.42105263157894701" table:style-name="ce1">
            <text:p>0,421052632</text:p>
          </table:table-cell>
          <table:table-cell office:value-type="float" office:value="0.48484848484848497" table:style-name="ce1">
            <text:p>0,484848485</text:p>
          </table:table-cell>
          <table:table-cell office:value-type="float" office:value="0.35555555555555601" table:style-name="ce1">
            <text:p>0,355555556</text:p>
          </table:table-cell>
          <table:table-cell office:value-type="float" office:value="0.3125" table:style-name="ce1">
            <text:p>0,3125</text:p>
          </table:table-cell>
          <table:table-cell office:value-type="float" office:value="0.35897435897435898" table:style-name="ce1">
            <text:p>0,358974359</text:p>
          </table:table-cell>
          <table:table-cell office:value-type="float" office:value="0.42105263157894701" table:style-name="ce1">
            <text:p>0,421052632</text:p>
          </table:table-cell>
          <table:table-cell office:value-type="float" office:value="0.41025641025641002" table:style-name="ce1">
            <text:p>0,41025641</text:p>
          </table:table-cell>
          <table:table-cell office:value-type="float" office:value="0.44186046511627902" table:style-name="ce1">
            <text:p>0,441860465</text:p>
          </table:table-cell>
          <table:table-cell office:value-type="float" office:value="0.41025641025641002" table:style-name="ce1">
            <text:p>0,41025641</text:p>
          </table:table-cell>
          <table:table-cell office:value-type="float" office:value="0.33333333333333298" table:style-name="ce1">
            <text:p>0,333333333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Recall mean on test</text:p>
          </table:table-cell>
          <table:table-cell office:value-type="float" office:value="0.319148936170213" table:style-name="ce1">
            <text:p>0,319148936</text:p>
          </table:table-cell>
          <table:table-cell office:value-type="float" office:value="0.46153846153846201" table:style-name="ce1">
            <text:p>0,461538462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34090909090909099" table:style-name="ce1">
            <text:p>0,340909091</text:p>
          </table:table-cell>
          <table:table-cell office:value-type="float" office:value="0.34615384615384598" table:style-name="ce1">
            <text:p>0,346153846</text:p>
          </table:table-cell>
          <table:table-cell office:value-type="float" office:value="0.24324324324324301" table:style-name="ce1">
            <text:p>0,243243243</text:p>
          </table:table-cell>
          <table:table-cell office:value-type="float" office:value="0.36842105263157898" table:style-name="ce1">
            <text:p>0,368421053</text:p>
          </table:table-cell>
          <table:table-cell office:value-type="float" office:value="0.24324324324324301" table:style-name="ce1">
            <text:p>0,243243243</text:p>
          </table:table-cell>
          <table:table-cell office:value-type="float" office:value="0.46666666666666701" table:style-name="ce1">
            <text:p>0,466666667</text:p>
          </table:table-cell>
          <table:table-cell office:value-type="float" office:value="0.53333333333333299" table:style-name="ce1">
            <text:p>0,533333333</text:p>
          </table:table-cell>
          <table:table-cell office:value-type="float" office:value="0.34375" table:style-name="ce1">
            <text:p>0,34375</text:p>
          </table:table-cell>
          <table:table-cell office:value-type="float" office:value="0.45283018867924502" table:style-name="ce1">
            <text:p>0,452830189</text:p>
          </table:table-cell>
          <table:table-cell office:value-type="float" office:value="0.38461538461538503" table:style-name="ce1">
            <text:p>0,384615385</text:p>
          </table:table-cell>
          <table:table-cell office:value-type="float" office:value="0.3" table:style-name="ce1">
            <text:p>0,3</text:p>
          </table:table-cell>
          <table:table-cell office:value-type="float" office:value="0.46666666666666701" table:style-name="ce1">
            <text:p>0,466666667</text:p>
          </table:table-cell>
          <table:table-cell office:value-type="float" office:value="0.43137254901960798" table:style-name="ce1">
            <text:p>0,431372549</text:p>
          </table:table-cell>
          <table:table-cell office:value-type="float" office:value="0.25581395348837199" table:style-name="ce1">
            <text:p>0,255813953</text:p>
          </table:table-cell>
          <table:table-cell office:value-type="float" office:value="0.27500000000000002" table:style-name="ce1">
            <text:p>0,275</text:p>
          </table:table-cell>
          <table:table-cell office:value-type="float" office:value="0.34285714285714303" table:style-name="ce1">
            <text:p>0,342857143</text:p>
          </table:table-cell>
          <table:table-cell office:value-type="float" office:value="0.35483870967741898" table:style-name="ce1">
            <text:p>0,35483871</text:p>
          </table:table-cell>
          <table:table-cell office:value-type="float" office:value="0.38095238095238099" table:style-name="ce1">
            <text:p>0,380952381</text:p>
          </table:table-cell>
          <table:table-cell office:value-type="float" office:value="0.39024390243902402" table:style-name="ce1">
            <text:p>0,390243902</text:p>
          </table:table-cell>
          <table:table-cell office:value-type="float" office:value="0.34782608695652201" table:style-name="ce1">
            <text:p>0,347826087</text:p>
          </table:table-cell>
          <table:table-cell office:value-type="float" office:value="0.256410256410256" table:style-name="ce1">
            <text:p>0,256410256</text:p>
          </table:table-cell>
          <table:table-cell office:value-type="float" office:value="0.4" table:style-name="ce1">
            <text:p>0,4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32653061224489799" table:style-name="ce1">
            <text:p>0,326530612</text:p>
          </table:table-cell>
          <table:table-cell office:value-type="float" office:value="0.40425531914893598" table:style-name="ce1">
            <text:p>0,404255319</text:p>
          </table:table-cell>
          <table:table-cell office:value-type="float" office:value="0.39024390243902402" table:style-name="ce1">
            <text:p>0,390243902</text:p>
          </table:table-cell>
          <table:table-cell office:value-type="float" office:value="0.42857142857142899" table:style-name="ce1">
            <text:p>0,428571429</text:p>
          </table:table-cell>
          <table:table-cell table:number-columns-repeated="16353"/>
        </table:table-row>
        <table:table-row table:style-name="ro6">
          <table:table-cell office:value-type="string" table:style-name="ce27">
            <text:p>F1 mean on test</text:p>
          </table:table-cell>
          <table:table-cell office:value-type="float" office:value="0.34883720930232598" table:style-name="ce1">
            <text:p>0,348837209</text:p>
          </table:table-cell>
          <table:table-cell office:value-type="float" office:value="0.455696202531646" table:style-name="ce1">
            <text:p>0,455696203</text:p>
          </table:table-cell>
          <table:table-cell office:value-type="float" office:value="0.35" table:style-name="ce1">
            <text:p>0,35</text:p>
          </table:table-cell>
          <table:table-cell office:value-type="float" office:value="0.35714285714285698" table:style-name="ce1">
            <text:p>0,357142857</text:p>
          </table:table-cell>
          <table:table-cell office:value-type="float" office:value="0.41379310344827602" table:style-name="ce1">
            <text:p>0,413793103</text:p>
          </table:table-cell>
          <table:table-cell office:value-type="float" office:value="0.26086956521739102" table:style-name="ce1">
            <text:p>0,260869565</text:p>
          </table:table-cell>
          <table:table-cell office:value-type="float" office:value="0.35" table:style-name="ce1">
            <text:p>0,35</text:p>
          </table:table-cell>
          <table:table-cell office:value-type="float" office:value="0.25" table:style-name="ce1">
            <text:p>0,25</text:p>
          </table:table-cell>
          <table:table-cell office:value-type="float" office:value="0.5" table:style-name="ce1">
            <text:p>0,5</text:p>
          </table:table-cell>
          <table:table-cell office:value-type="float" office:value="0.45714285714285702" table:style-name="ce1">
            <text:p>0,457142857</text:p>
          </table:table-cell>
          <table:table-cell office:value-type="float" office:value="0.33333333333333298" table:style-name="ce1">
            <text:p>0,333333333</text:p>
          </table:table-cell>
          <table:table-cell office:value-type="float" office:value="0.48979591836734698" table:style-name="ce1">
            <text:p>0,489795918</text:p>
          </table:table-cell>
          <table:table-cell office:value-type="float" office:value="0.375" table:style-name="ce1">
            <text:p>0,375</text:p>
          </table:table-cell>
          <table:table-cell office:value-type="float" office:value="0.32432432432432401" table:style-name="ce1">
            <text:p>0,324324324</text:p>
          </table:table-cell>
          <table:table-cell office:value-type="float" office:value="0.46153846153846201" table:style-name="ce1">
            <text:p>0,461538462</text:p>
          </table:table-cell>
          <table:table-cell office:value-type="float" office:value="0.48351648351648302" table:style-name="ce1">
            <text:p>0,483516484</text:p>
          </table:table-cell>
          <table:table-cell office:value-type="float" office:value="0.27160493827160498" table:style-name="ce1">
            <text:p>0,271604938</text:p>
          </table:table-cell>
          <table:table-cell office:value-type="float" office:value="0.28205128205128199" table:style-name="ce1">
            <text:p>0,282051282</text:p>
          </table:table-cell>
          <table:table-cell office:value-type="float" office:value="0.338028169014084" table:style-name="ce1">
            <text:p>0,338028169</text:p>
          </table:table-cell>
          <table:table-cell office:value-type="float" office:value="0.30555555555555602" table:style-name="ce1">
            <text:p>0,305555556</text:p>
          </table:table-cell>
          <table:table-cell office:value-type="float" office:value="0.4" table:style-name="ce1">
            <text:p>0,4</text:p>
          </table:table-cell>
          <table:table-cell office:value-type="float" office:value="0.43243243243243201" table:style-name="ce1">
            <text:p>0,432432432</text:p>
          </table:table-cell>
          <table:table-cell office:value-type="float" office:value="0.35164835164835201" table:style-name="ce1">
            <text:p>0,351648352</text:p>
          </table:table-cell>
          <table:table-cell office:value-type="float" office:value="0.28169014084506999" table:style-name="ce1">
            <text:p>0,281690141</text:p>
          </table:table-cell>
          <table:table-cell office:value-type="float" office:value="0.37837837837837801" table:style-name="ce1">
            <text:p>0,378378378</text:p>
          </table:table-cell>
          <table:table-cell office:value-type="float" office:value="0.39024390243902402" table:style-name="ce1">
            <text:p>0,390243902</text:p>
          </table:table-cell>
          <table:table-cell office:value-type="float" office:value="0.36363636363636398" table:style-name="ce1">
            <text:p>0,363636364</text:p>
          </table:table-cell>
          <table:table-cell office:value-type="float" office:value="0.422222222222222" table:style-name="ce1">
            <text:p>0,422222222</text:p>
          </table:table-cell>
          <table:table-cell office:value-type="float" office:value="0.4" table:style-name="ce1">
            <text:p>0,4</text:p>
          </table:table-cell>
          <table:table-cell office:value-type="float" office:value="0.375" table:style-name="ce1">
            <text:p>0,375</text:p>
          </table:table-cell>
          <table:table-cell table:number-columns-repeated="16353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27">
            <text:p>Media</text:p>
          </table:table-cell>
          <table:table-cell office:value-type="string" table:style-name="ce27">
            <text:p>Desviación Estándar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5">
          <table:table-cell office:value-type="string" table:style-name="ce26">
            <text:p>GAUSSIAN</text:p>
          </table:table-cell>
          <table:table-cell table:number-columns-repeated="3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7">
            <text:p>ACC mean on train</text:p>
          </table:table-cell>
          <table:table-cell office:value-type="float" office:value="0.32587412587412601" table:style-name="ce1">
            <text:p>0,325874126</text:p>
          </table:table-cell>
          <table:table-cell office:value-type="float" office:value="5.6457755468253601E-2" table:style-name="ce1">
            <text:p>0,056457755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7">
            <text:p>ACC mean on test</text:p>
          </table:table-cell>
          <table:table-cell office:value-type="float" office:value="0.53672839506172798" table:style-name="ce1">
            <text:p>0,536728395</text:p>
          </table:table-cell>
          <table:table-cell office:value-type="float" office:value="9.72731592999585E-2" table:style-name="ce1">
            <text:p>0,097273159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7">
            <text:p>Precision mean on test</text:p>
          </table:table-cell>
          <table:table-cell office:value-type="float" office:value="0.36570994002637203" table:style-name="ce1">
            <text:p>0,36570994</text:p>
          </table:table-cell>
          <table:table-cell office:value-type="float" office:value="0.33612148510485401" table:style-name="ce1">
            <text:p>0,336121485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7">
            <text:p>Recall mean on test</text:p>
          </table:table-cell>
          <table:table-cell office:value-type="float" office:value="0.38957300675068401" table:style-name="ce1">
            <text:p>0,389573007</text:p>
          </table:table-cell>
          <table:table-cell office:value-type="float" office:value="0.10740454456583499" table:style-name="ce1">
            <text:p>0,107404545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office:value-type="string" table:style-name="ce27">
            <text:p>F1 mean on test</text:p>
          </table:table-cell>
          <table:table-cell office:value-type="float" office:value="0.29201967928660399" table:style-name="ce1">
            <text:p>0,292019679</text:p>
          </table:table-cell>
          <table:table-cell office:value-type="float" office:value="0.171948690977937" table:style-name="ce1">
            <text:p>0,171948691</text:p>
          </table:table-cell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number-columns-repeated="16373" table:style-name="ce1"/>
        </table:table-row>
        <table:table-row table:style-name="ro5">
          <table:table-cell office:value-type="string" table:style-name="ce26">
            <text:p>KNN</text:p>
          </table:table-cell>
          <table:table-cell table:number-columns-repeated="3" table:style-name="ce1"/>
          <table:table-cell table:number-columns-repeated="16380"/>
        </table:table-row>
        <table:table-row table:style-name="ro1">
          <table:table-cell office:value-type="string" table:style-name="ce27">
            <text:p>ACC mean on train</text:p>
          </table:table-cell>
          <table:table-cell office:value-type="float" office:value="0.42051282051282102" table:style-name="ce1">
            <text:p>0,420512821</text:p>
          </table:table-cell>
          <table:table-cell office:value-type="float" office:value="1.4006718681266499E-2" table:style-name="ce1">
            <text:p>0,014006719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CC mean on test</text:p>
          </table:table-cell>
          <table:table-cell office:value-type="float" office:value="0.58425925925925903" table:style-name="ce1">
            <text:p>0,584259259</text:p>
          </table:table-cell>
          <table:table-cell office:value-type="float" office:value="4.7895228400340703E-2" table:style-name="ce1">
            <text:p>0,047895228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Precision mean on test</text:p>
          </table:table-cell>
          <table:table-cell office:value-type="float" office:value="0.17502988705161801" table:style-name="ce1">
            <text:p>0,175029887</text:p>
          </table:table-cell>
          <table:table-cell office:value-type="float" office:value="8.6111617108367705E-2" table:style-name="ce1">
            <text:p>0,086111617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Recall mean on test</text:p>
          </table:table-cell>
          <table:table-cell office:value-type="float" office:value="0.38862486100342403" table:style-name="ce1">
            <text:p>0,388624861</text:p>
          </table:table-cell>
          <table:table-cell office:value-type="float" office:value="0.13780193442438299" table:style-name="ce1">
            <text:p>0,137801934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F1 mean on test</text:p>
          </table:table-cell>
          <table:table-cell office:value-type="float" office:value="0.228915129146227" table:style-name="ce1">
            <text:p>0,228915129</text:p>
          </table:table-cell>
          <table:table-cell office:value-type="float" office:value="8.6442799679401203E-2" table:style-name="ce1">
            <text:p>0,0864428</text:p>
          </table:table-cell>
          <table:table-cell table:number-columns-repeated="16381"/>
        </table:table-row>
        <table:table-row table:style-name="ro1">
          <table:table-cell table:style-name="ce27"/>
          <table:table-cell table:number-columns-repeated="3" table:style-name="ce1"/>
          <table:table-cell table:number-columns-repeated="16380"/>
        </table:table-row>
        <table:table-row table:style-name="ro5">
          <table:table-cell office:value-type="string" table:style-name="ce26">
            <text:p>SVC</text:p>
          </table:table-cell>
          <table:table-cell table:number-columns-repeated="3" table:style-name="ce1"/>
          <table:table-cell table:number-columns-repeated="16380"/>
        </table:table-row>
        <table:table-row table:style-name="ro1">
          <table:table-cell office:value-type="string" table:style-name="ce27">
            <text:p>ACC mean on train</text:p>
          </table:table-cell>
          <table:table-cell office:value-type="float" office:value="0.39852369852369901" table:style-name="ce1">
            <text:p>0,398523699</text:p>
          </table:table-cell>
          <table:table-cell office:value-type="float" office:value="1.39922717589798E-2" table:style-name="ce1">
            <text:p>0,013992272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CC mean on test</text:p>
          </table:table-cell>
          <table:table-cell office:value-type="float" office:value="0.624691358024691" table:style-name="ce1">
            <text:p>0,624691358</text:p>
          </table:table-cell>
          <table:table-cell office:value-type="float" office:value="3.75529905537164E-2" table:style-name="ce1">
            <text:p>0,03755299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Precision mean on test</text:p>
          </table:table-cell>
          <table:table-cell office:value-type="float" office:value="1.7788786338357902E-2" table:style-name="ce1">
            <text:p>0,017788786</text:p>
          </table:table-cell>
          <table:table-cell office:value-type="float" office:value="2.4337083831560601E-2" table:style-name="ce1">
            <text:p>0,024337084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Recall mean on test</text:p>
          </table:table-cell>
          <table:table-cell office:value-type="float" office:value="0.20944444444444399" table:style-name="ce1">
            <text:p>0,209444444</text:p>
          </table:table-cell>
          <table:table-cell office:value-type="float" office:value="0.32104238018763698" table:style-name="ce1">
            <text:p>0,32104238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F1 mean on test</text:p>
          </table:table-cell>
          <table:table-cell office:value-type="float" office:value="3.1626046415132003E-2" table:style-name="ce1">
            <text:p>0,031626046</text:p>
          </table:table-cell>
          <table:table-cell office:value-type="float" office:value="4.3080949032666002E-2" table:style-name="ce1">
            <text:p>0,043080949</text:p>
          </table:table-cell>
          <table:table-cell table:number-columns-repeated="16381"/>
        </table:table-row>
        <table:table-row table:style-name="ro1">
          <table:table-cell table:number-columns-repeated="4" table:style-name="ce1"/>
          <table:table-cell table:number-columns-repeated="16380"/>
        </table:table-row>
        <table:table-row table:style-name="ro5">
          <table:table-cell office:value-type="string" table:style-name="ce26">
            <text:p>Random Forest</text:p>
          </table:table-cell>
          <table:table-cell table:number-columns-repeated="3" table:style-name="ce1"/>
          <table:table-cell table:number-columns-repeated="16380"/>
        </table:table-row>
        <table:table-row table:style-name="ro1">
          <table:table-cell office:value-type="string" table:style-name="ce27">
            <text:p>ACC mean on train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2.2204460492503101E-16" table:style-name="ce1">
            <text:p>2,22045E-16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CC mean on test</text:p>
          </table:table-cell>
          <table:table-cell office:value-type="float" office:value="0.58827160493827202" table:style-name="ce1">
            <text:p>0,588271605</text:p>
          </table:table-cell>
          <table:table-cell office:value-type="float" office:value="3.7400480147410202E-2" table:style-name="ce1">
            <text:p>0,03740048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Precision mean on test</text:p>
          </table:table-cell>
          <table:table-cell office:value-type="float" office:value="0.14740669025294401" table:style-name="ce1">
            <text:p>0,14740669</text:p>
          </table:table-cell>
          <table:table-cell office:value-type="float" office:value="8.1298669308002405E-2" table:style-name="ce1">
            <text:p>0,081298669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Recall mean on test</text:p>
          </table:table-cell>
          <table:table-cell office:value-type="float" office:value="0.35185013504067197" table:style-name="ce1">
            <text:p>0,351850135</text:p>
          </table:table-cell>
          <table:table-cell office:value-type="float" office:value="0.12822229011070199" table:style-name="ce1">
            <text:p>0,12822229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F1 mean on test</text:p>
          </table:table-cell>
          <table:table-cell office:value-type="float" office:value="0.200988284582032" table:style-name="ce1">
            <text:p>0,200988285</text:p>
          </table:table-cell>
          <table:table-cell office:value-type="float" office:value="9.2317505740068695E-2" table:style-name="ce1">
            <text:p>0,092317506</text:p>
          </table:table-cell>
          <table:table-cell table:number-columns-repeated="16381"/>
        </table:table-row>
        <table:table-row table:style-name="ro1">
          <table:table-cell table:style-name="ce27"/>
          <table:table-cell table:number-columns-repeated="3" table:style-name="ce1"/>
          <table:table-cell table:number-columns-repeated="16380"/>
        </table:table-row>
        <table:table-row table:style-name="ro5">
          <table:table-cell office:value-type="string" table:style-name="ce26">
            <text:p>DecisionTree</text:p>
          </table:table-cell>
          <table:table-cell table:number-columns-repeated="3" table:style-name="ce1"/>
          <table:table-cell table:number-columns-repeated="16380"/>
        </table:table-row>
        <table:table-row table:style-name="ro1">
          <table:table-cell office:value-type="string" table:style-name="ce27">
            <text:p>ACC mean on train</text:p>
          </table:table-cell>
          <table:table-cell office:value-type="float" office:value="0.58741258741258695" table:style-name="ce1">
            <text:p>0,587412587</text:p>
          </table:table-cell>
          <table:table-cell office:value-type="float" office:value="2.2204460492503101E-16" table:style-name="ce1">
            <text:p>2,22045E-16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ACC mean on test</text:p>
          </table:table-cell>
          <table:table-cell office:value-type="float" office:value="0.53796296296296298" table:style-name="ce1">
            <text:p>0,537962963</text:p>
          </table:table-cell>
          <table:table-cell office:value-type="float" office:value="4.5256849666110897E-2" table:style-name="ce1">
            <text:p>0,04525685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Precision mean on test</text:p>
          </table:table-cell>
          <table:table-cell office:value-type="float" office:value="0.38716509552953299" table:style-name="ce1">
            <text:p>0,387165096</text:p>
          </table:table-cell>
          <table:table-cell office:value-type="float" office:value="8.0691900895723603E-2" table:style-name="ce1">
            <text:p>0,08069190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Recall mean on test</text:p>
          </table:table-cell>
          <table:table-cell office:value-type="float" office:value="0.36508020183418899" table:style-name="ce1">
            <text:p>0,365080202</text:p>
          </table:table-cell>
          <table:table-cell office:value-type="float" office:value="7.1117329934001994E-2" table:style-name="ce1">
            <text:p>0,07111733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F1 mean on test</text:p>
          </table:table-cell>
          <table:table-cell office:value-type="float" office:value="0.37344940174532198" table:style-name="ce1">
            <text:p>0,373449402</text:p>
          </table:table-cell>
          <table:table-cell office:value-type="float" office:value="6.8286411639172401E-2" table:style-name="ce1">
            <text:p>0,068286412</text:p>
          </table:table-cell>
          <table:table-cell table:number-columns-repeated="16381"/>
        </table:table-row>
        <table:table-row table:number-rows-repeated="10484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Cristina Oueghlani</meta:initial-creator>
    <dc:creator>Cristina Oueghlani</dc:creator>
    <meta:creation-date>2022-04-24T15:35:38Z</meta:creation-date>
    <dc:date>2022-06-14T22:54:52Z</dc:date>
    <meta:print-date>2022-06-14T22:54:31Z</meta:print-date>
    <meta:editing-cycles>8</meta:editing-cycles>
    <meta:editing-duration>PT8427S</meta:editing-duration>
  </office:meta>
</office:document-meta>
</file>